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91cm"/>
    </style:style>
    <style:style style:name="co2" style:family="table-column">
      <style:table-column-properties fo:break-before="auto" style:column-width="6.237cm"/>
    </style:style>
    <style:style style:name="co3" style:family="table-column">
      <style:table-column-properties fo:break-before="auto" style:column-width="23.887cm"/>
    </style:style>
    <style:style style:name="co4" style:family="table-column">
      <style:table-column-properties fo:break-before="auto" style:column-width="2.265cm"/>
    </style:style>
    <style:style style:name="co10" style:family="table-column">
      <style:table-column-properties fo:break-before="auto" style:column-width="11.075cm"/>
    </style:style>
    <style:style style:name="co6" style:family="table-column">
      <style:table-column-properties fo:break-before="auto" style:column-width="6.6cm"/>
    </style:style>
    <style:style style:name="co7" style:family="table-column">
      <style:table-column-properties fo:break-before="auto" style:column-width="15.663cm"/>
    </style:style>
    <style:style style:name="co8" style:family="table-column">
      <style:table-column-properties fo:break-before="auto" style:column-width="16.782cm"/>
    </style:style>
    <style:style style:name="co9" style:family="table-column">
      <style:table-column-properties fo:break-before="auto" style:column-width="2.628cm"/>
    </style:style>
    <style:style style:name="co11" style:family="table-column">
      <style:table-column-properties fo:break-before="auto" style:column-width="3.3cm"/>
    </style:style>
    <style:style style:name="ro1" style:family="table-row">
      <style:table-row-properties style:row-height="0.45cm" fo:break-before="auto" style:use-optimal-row-height="true"/>
    </style:style>
    <style:style style:name="ro2" style:family="table-row">
      <style:table-row-properties style:row-height="4.837cm" fo:break-before="auto" style:use-optimal-row-height="true"/>
    </style:style>
    <style:style style:name="ro3" style:family="table-row">
      <style:table-row-properties style:row-height="0.517cm" fo:break-before="auto" style:use-optimal-row-height="true"/>
    </style:style>
    <style:style style:name="ro4" style:family="table-row">
      <style:table-row-properties style:row-height="0.559cm" fo:break-before="auto" style:use-optimal-row-height="true"/>
    </style:style>
    <style:style style:name="ro5" style:family="table-row">
      <style:table-row-properties style:row-height="0.986cm" fo:break-before="auto" style:use-optimal-row-height="true"/>
    </style:style>
    <style:style style:name="ro6" style:family="table-row">
      <style:table-row-properties style:row-height="0.624cm" fo:break-before="auto" style:use-optimal-row-height="true"/>
    </style:style>
    <style:style style:name="ro7" style:family="table-row">
      <style:table-row-properties style:row-height="1.118cm" fo:break-before="auto" style:use-optimal-row-height="true"/>
    </style:style>
    <style:style style:name="ro8" style:family="table-row">
      <style:table-row-properties style:row-height="1.415cm" fo:break-before="auto" style:use-optimal-row-height="true"/>
    </style:style>
    <style:style style:name="ro9" style:family="table-row">
      <style:table-row-properties style:row-height="0.452cm" fo:break-before="auto" style:use-optimal-row-height="true"/>
    </style:style>
    <style:style style:name="ta1" style:family="table" style:master-page-name="PageStyle_5f_encuesta">
      <style:table-properties table:display="true" style:writing-mode="lr-tb"/>
    </style:style>
    <style:style style:name="ta3" style:family="table" style:master-page-name="PageStyle_5f_Usuarios">
      <style:table-properties table:display="true" style:writing-mode="lr-tb"/>
    </style:style>
    <style:style style:name="ta4" style:family="table" style:master-page-name="PageStyle_5f_preguntas_20_y_20_respuestas">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fo:padding="0.071c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text-position=""/>
    </style:style>
    <style:style style:name="ce3" style:family="table-cell" style:parent-style-name="Default">
      <style:table-cell-properties fo:padding="0.071cm"/>
      <style:text-properties style:text-position=""/>
    </style:style>
    <style:style style:name="ce4" style:family="table-cell" style:parent-style-name="Default" style:data-style-name="N36">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text-position=""/>
    </style:style>
    <style:style style:name="ce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text-position=""/>
    </style:style>
    <style:style style:name="ce6" style:family="table-cell" style:parent-style-name="Default">
      <style:table-cell-properties fo:padding="0.071cm"/>
      <style:text-properties style:text-position="" style:font-name="Arial" style:font-name-asian="Droid Sans Fallback" style:font-name-complex="Arial"/>
    </style:style>
    <style:style style:name="ce7"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9" style:family="table-cell" style:parent-style-name="Default">
      <style:table-cell-properties fo:padding="0.071cm"/>
    </style:style>
    <style:style style:name="ce10" style:family="table-cell" style:parent-style-name="Default" style:data-style-name="N36">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style>
    <style:style style:name="ce12" style:family="table-cell" style:parent-style-name="Default">
      <style:table-cell-properties fo:padding="0.071cm"/>
      <style:text-properties style:font-name="Arial" style:font-name-asian="Droid Sans Fallback" style:font-name-complex="Arial"/>
    </style:style>
    <style:style style:name="ce1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1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fo:background-color="#ffff0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ffff0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2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21" style:family="table-cell" style:parent-style-name="Default">
      <style:table-cell-properties fo:background-color="#ffff00" fo:padding="0.071cm"/>
    </style:style>
    <style:style style:name="ce22" style:family="table-cell" style:parent-style-name="Default">
      <style:table-cell-properties fo:background-color="#ffff00" fo:padding="0.071cm"/>
      <style:text-properties style:font-name="Arial" style:font-name-asian="Droid Sans Fallback" style:font-name-complex="Arial"/>
    </style:style>
    <style:style style:name="ce23" style:family="table-cell" style:parent-style-name="Default">
      <style:table-cell-properties fo:background-color="#ffff00"/>
    </style:style>
    <style:style style:name="T1"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2"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style:text-outline="false" style:text-line-through-style="none" style:text-line-through-type="none" style:text-position="0% 100%"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T4" style:family="text">
      <style:text-properties style:font-name="Arial" fo:font-size="10pt" style:font-style-asian="normal" style:font-weight-complex="bold" style:font-weight-asian="bold" style:font-size-complex="10pt" style:font-size-asian="10pt" style:text-position="0%" fo:text-shadow="none" style:text-outline="false" fo:font-style="normal" style:text-line-through-type="none" style:text-underline-style="none" style:text-underline-color="font-color" fo:font-weight="bold" style:font-style-complex="normal"/>
    </style:style>
    <style:style style:name="T5" style:family="text">
      <style:text-properties style:font-name="Arial" fo:font-size="10pt" style:font-style-asian="normal" style:font-size-complex="10pt" style:font-size-asian="10pt" style:text-position="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position="0%" style:font-name-asian="Droid Sans Fallback" style:font-size-asian="10pt" style:font-size-complex="10pt" style:font-weight-asian="normal" style:font-weight-complex="normal" style:font-style-asian="normal" style:font-style-complex="normal"/>
    </style:style>
    <style:style style:name="T7"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table table:name="encuesta"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number-columns-repeated="254" table:default-cell-style-name="ce3"/>
        <table:table-column table:style-name="co4" table:number-columns-repeated="767" table:default-cell-style-name="Default"/>
        <table:table-row table:style-name="ro1">
          <table:table-cell table:style-name="ce1" office:value-type="string" calcext:value-type="string">
            <text:p>nombre</text:p>
          </table:table-cell>
          <table:table-cell table:style-name="ce1" office:value-type="string" calcext:value-type="string">
            <text:p>fecha lanzamiento</text:p>
          </table:table-cell>
          <table:table-cell table:style-name="ce1" office:value-type="string" calcext:value-type="string">
            <text:p>objetivo</text:p>
          </table:table-cell>
          <table:table-cell table:style-name="ce1" table:number-columns-repeated="1021"/>
        </table:table-row>
        <table:table-row table:style-name="ro2">
          <table:table-cell table:style-name="ce2" office:value-type="string" calcext:value-type="string">
            <text:p>ENCUESTA MAESTRÍA DE SANIDAD VEGETAL (OPERADORES)</text:p>
          </table:table-cell>
          <table:table-cell table:style-name="ce4" office:value-type="date" office:date-value="2015-09-04" calcext:value-type="date">
            <text:p>04/09/2015</text:p>
          </table:table-cell>
          <table:table-cell table:style-name="ce5" office:value-type="string" calcext:value-type="string">
            <text:p>Determinar el interés en una maestría en Sanidad Vegetal con la Universidad Central del Ecuador por parte de los servidores de AGROCALIDAD, existen dos tipos de maestrías:</text:p>
            <text:p>&lt;br /&gt;&lt;br /&gt;</text:p>
            <text:p><text:span text:style-name="T1">Maestría Profesional.</text:span><text:span text:style-name="T2"> Programa orientado hacia la aplicación directa del conocimiento, por lo cual  los estudiantes adquieren nociones en el campo elegido, entienden su interrelación con las demás áreas de la organización y desarrollan la capacidad de analizar situaciones para un mejor proceso de toma de decisiones.</text:span></text:p>
            <text:p><text:span text:style-name="T3">&lt;br /&gt;&lt;br /&gt;</text:span></text:p>
            <text:p><text:span text:style-name="T1">Maestría de Investigación.</text:span><text:span text:style-name="T2"> Se concentra en la investigación y estudio científico. Conocidas como maestrías en artes (MA) y maestrías en ciencias (MS), son reconocidas en las artes tradicionales, ciencias y humanidades. El alumno desarrolla capacidades necesarias para la investigación en una determinada especialidad. El trabajo de investigación o tesis podría ser profundizado en el doctorado.</text:span></text:p>
            <text:p/>
          </table:table-cell>
          <table:table-cell table:style-name="ce6" table:formula="of:=CONCATENATE(&quot;INSERT INTO g_encuesta.encuestas(nombre, codigo, creado_por, fecha_creacion, estado, id_encuesta, objetivo)     VALUES ('&quot;;[.A2];&quot;', 'ENC-13', '1713335188', now(), 1, 13,'&quot;;[.C2];&quot;'); &quot;)" office:value-type="string" office:string-value="INSERT INTO g_encuesta.encuestas(nombre, codigo, creado_por, fecha_creacion, estado, id_encuesta, objetivo)     VALUES ('ENCUESTA MAESTRÍA DE SANIDAD VEGETAL (OPERADORES)', 'ENC-13', '1713335188', now(), 1, 13,'Determinar el interés en una maestría en Sanidad Vegetal con la Universidad Central del Ecuador por parte de los servidores de AGROCALIDAD, existen dos tipos de maestrías:&#10;&lt;br /&gt;&lt;br /&gt;&#10;Maestría Profesional. Programa orientado hacia la aplicación directa del conocimiento, por lo cual  los estudiantes adquieren nociones en el campo elegido, entienden su interrelación con las demás áreas de la organización y desarrollan la capacidad de analizar situaciones para un mejor proceso de toma de decisiones.&#10;&lt;br /&gt;&lt;br /&gt;&#10;Maestría de Investigación. Se concentra en la investigación y estudio científico. Conocidas como maestrías en artes (MA) y maestrías en ciencias (MS), son reconocidas en las artes tradicionales, ciencias y humanidades. El alumno desarrolla capacidades necesarias para la investigación en una determinada especialidad. El trabajo de investigación o tesis podría ser profundizado en el doctorado.&#10;'); " calcext:value-type="string">
            <text:p>INSERT INTO g_encuesta.encuestas(nombre, codigo, creado_por, fecha_creacion, estado, id_encuesta, objetivo)     VALUES ('ENCUESTA MAESTRÍA DE SANIDAD VEGETAL (OPERADORES)', 'ENC-13', '1713335188', now(), 1, 13,'Determinar el interés en una maestría en Sanidad Vegetal con la Universidad Central del Ecuador por parte de los servidores de AGROCALIDAD, existen dos tipos de maestrías:</text:p>
            <text:p>&lt;br /&gt;&lt;br /&gt;</text:p>
            <text:p>Maestría Profesional. Programa orientado hacia la aplicación directa del conocimiento, por lo cual  los estudiantes adquieren nociones en el campo elegido, entienden su interrelación con las demás áreas de la organización y desarrollan la capacidad de analizar situaciones para un mejor proceso de toma de decisiones.</text:p>
            <text:p>&lt;br /&gt;&lt;br /&gt;</text:p>
            <text:p>Maestría de Investigación. Se concentra en la investigación y estudio científico. Conocidas como maestrías en artes (MA) y maestrías en ciencias (MS), son reconocidas en las artes tradicionales, ciencias y humanidades. El alumno desarrolla capacidades necesarias para la investigación en una determinada especialidad. El trabajo de investigación o tesis podría ser profundizado en el doctorado.</text:p>
            <text:p>'); </text:p>
          </table:table-cell>
          <table:table-cell table:number-columns-repeated="1020"/>
        </table:table-row>
        <table:table-row table:style-name="ro1" table:number-rows-repeated="8">
          <table:table-cell table:number-columns-repeated="1024"/>
        </table:table-row>
        <table:table-row table:style-name="ro1">
          <table:table-cell table:number-columns-repeated="2"/>
          <table:table-cell table:style-name="ce2"/>
          <table:table-cell table:number-columns-repeated="1021"/>
        </table:table-row>
        <table:table-row table:style-name="ro1" table:number-rows-repeated="1048564">
          <table:table-cell table:number-columns-repeated="1024"/>
        </table:table-row>
        <table:table-row table:style-name="ro1">
          <table:table-cell table:number-columns-repeated="1024"/>
        </table:table-row>
      </table:table>
      <table:table table:name="preguntas y respuestas" table:style-name="ta4">
        <office:forms form:automatic-focus="false" form:apply-design-mode="false"/>
        <table:table-column table:style-name="co6" table:default-cell-style-name="ce8"/>
        <table:table-column table:style-name="co7" table:default-cell-style-name="ce17"/>
        <table:table-column table:style-name="co8" table:default-cell-style-name="ce11"/>
        <table:table-column table:style-name="co9" table:default-cell-style-name="ce9"/>
        <table:table-column table:style-name="co11" table:default-cell-style-name="ce9"/>
        <table:table-column table:style-name="co4" table:visibility="collapse" table:number-columns-repeated="2" table:default-cell-style-name="ce9"/>
        <table:table-column table:style-name="co4" table:number-columns-repeated="250" table:default-cell-style-name="ce9"/>
        <table:table-column table:style-name="co4" table:number-columns-repeated="767" table:default-cell-style-name="Default"/>
        <table:table-row table:style-name="ro1">
          <table:table-cell table:style-name="ce13" office:value-type="string" calcext:value-type="string">
            <text:p>numeración pregunta/respuesta</text:p>
          </table:table-cell>
          <table:table-cell table:style-name="ce15" office:value-type="string" calcext:value-type="string">
            <text:p>enunciado de pregunta</text:p>
          </table:table-cell>
          <table:table-cell table:style-name="ce18" office:value-type="string" calcext:value-type="string">
            <text:p>opciones de respuesta</text:p>
          </table:table-cell>
          <table:table-cell table:style-name="ce7" office:value-type="string" calcext:value-type="string">
            <text:p>ponderación</text:p>
          </table:table-cell>
          <table:table-cell table:style-name="ce7" office:value-type="string" calcext:value-type="string">
            <text:p>encuesta</text:p>
          </table:table-cell>
          <table:table-cell table:style-name="ce7" table:number-columns-repeated="1019"/>
        </table:table-row>
        <table:table-row table:style-name="ro3">
          <table:table-cell table:style-name="ce14" office:value-type="float" office:value="227" calcext:value-type="float">
            <text:p>227</text:p>
          </table:table-cell>
          <table:table-cell table:style-name="ce16" office:value-type="string" calcext:value-type="string">
            <text:p>Indique el género al que pertenece</text:p>
          </table:table-cell>
          <table:table-cell table:style-name="ce19" office:value-type="string" calcext:value-type="string">
            <text:p>Masculino</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formula="of:=CONCATENATE(&quot;INSERT INTO g_encuesta.preguntas(id_pregunta, id_encuesta, tipo_pregunta, descripcion) VALUES (&quot;;[.A2];&quot;, &quot;;[.E2];&quot;, 'cerrada', '&quot;;[.B2];&quot;');&quot;)" office:value-type="string" office:string-value="INSERT INTO g_encuesta.preguntas(id_pregunta, id_encuesta, tipo_pregunta, descripcion) VALUES (227, 13, 'cerrada', 'Indique el género al que pertenece');" calcext:value-type="string">
            <text:p>INSERT INTO g_encuesta.preguntas(id_pregunta, id_encuesta, tipo_pregunta, descripcion) VALUES (227, 13, 'cerrada', 'Indique el género al que pertenece');</text:p>
          </table:table-cell>
          <table:table-cell table:style-name="ce22" table:formula="of:=CONCATENATE(&quot;INSERT INTO g_encuesta.opciones(opcion, ponderacion, id_encuesta, id_pregunta) VALUES ('&quot;;[.C2];&quot;', &quot;;[.D2];&quot;, &quot;;[.E2];&quot;, &quot;;[.A2];&quot;);&quot;)" office:value-type="string" office:string-value="INSERT INTO g_encuesta.opciones(opcion, ponderacion, id_encuesta, id_pregunta) VALUES ('Masculino', 1, 13, 227);" calcext:value-type="string">
            <text:p>INSERT INTO g_encuesta.opciones(opcion, ponderacion, id_encuesta, id_pregunta) VALUES ('Masculino', 1, 13, 227);</text:p>
          </table:table-cell>
          <table:table-cell table:style-name="ce21" table:number-columns-repeated="250"/>
          <table:table-cell table:style-name="ce23" table:number-columns-repeated="767"/>
        </table:table-row>
        <table:table-row table:style-name="ro4">
          <table:table-cell table:style-name="ce14" office:value-type="float" office:value="227" calcext:value-type="float">
            <text:p>227</text:p>
          </table:table-cell>
          <table:table-cell table:style-name="ce16"/>
          <table:table-cell table:style-name="ce19" office:value-type="string" calcext:value-type="string">
            <text:p>Femenino</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3];&quot;', &quot;;[.D3];&quot;, &quot;;[.E3];&quot;, &quot;;[.A3];&quot;);&quot;)" office:value-type="string" office:string-value="INSERT INTO g_encuesta.opciones(opcion, ponderacion, id_encuesta, id_pregunta) VALUES ('Femenino', 1, 13, 227);" calcext:value-type="string">
            <text:p>INSERT INTO g_encuesta.opciones(opcion, ponderacion, id_encuesta, id_pregunta) VALUES ('Femenino', 1, 13, 227);</text:p>
          </table:table-cell>
          <table:table-cell table:style-name="ce21" table:number-columns-repeated="250"/>
          <table:table-cell table:style-name="ce23" table:number-columns-repeated="767"/>
        </table:table-row>
        <table:table-row table:style-name="ro4">
          <table:table-cell office:value-type="float" office:value="228" calcext:value-type="float">
            <text:p>228</text:p>
          </table:table-cell>
          <table:table-cell office:value-type="string" calcext:value-type="string">
            <text:p>Señale el rango en el que se encuentra su edad.</text:p>
          </table:table-cell>
          <table:table-cell table:style-name="ce20" office:value-type="string" calcext:value-type="string">
            <text:p>25-30 años </text:p>
          </table:table-cell>
          <table:table-cell office:value-type="float" office:value="1" calcext:value-type="float">
            <text:p>1</text:p>
          </table:table-cell>
          <table:table-cell table:style-name="ce21" office:value-type="float" office:value="13" calcext:value-type="float">
            <text:p>13</text:p>
          </table:table-cell>
          <table:table-cell table:style-name="ce12" table:formula="of:=CONCATENATE(&quot;INSERT INTO g_encuesta.preguntas(id_pregunta, id_encuesta, tipo_pregunta, descripcion) VALUES (&quot;;[.A4];&quot;, &quot;;[.E4];&quot;, 'cerrada', '&quot;;[.B4];&quot;');&quot;)" office:value-type="string" office:string-value="INSERT INTO g_encuesta.preguntas(id_pregunta, id_encuesta, tipo_pregunta, descripcion) VALUES (228, 13, 'cerrada', 'Señale el rango en el que se encuentra su edad.');" calcext:value-type="string">
            <text:p>INSERT INTO g_encuesta.preguntas(id_pregunta, id_encuesta, tipo_pregunta, descripcion) VALUES (228, 13, 'cerrada', 'Señale el rango en el que se encuentra su edad.');</text:p>
          </table:table-cell>
          <table:table-cell table:style-name="ce22" table:formula="of:=CONCATENATE(&quot;INSERT INTO g_encuesta.opciones(opcion, ponderacion, id_encuesta, id_pregunta) VALUES ('&quot;;[.C4];&quot;', &quot;;[.D4];&quot;, &quot;;[.E4];&quot;, &quot;;[.A4];&quot;);&quot;)" office:value-type="string" office:string-value="INSERT INTO g_encuesta.opciones(opcion, ponderacion, id_encuesta, id_pregunta) VALUES ('25-30 años ', 1, 13, 228);" calcext:value-type="string">
            <text:p>INSERT INTO g_encuesta.opciones(opcion, ponderacion, id_encuesta, id_pregunta) VALUES ('25-30 años ', 1, 13, 228);</text:p>
          </table:table-cell>
          <table:table-cell table:number-columns-repeated="1017"/>
        </table:table-row>
        <table:table-row table:style-name="ro4">
          <table:table-cell office:value-type="float" office:value="228" calcext:value-type="float">
            <text:p>228</text:p>
          </table:table-cell>
          <table:table-cell/>
          <table:table-cell table:style-name="ce20" office:value-type="string" calcext:value-type="string">
            <text:p>31-35 años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5];&quot;', &quot;;[.D5];&quot;, &quot;;[.E5];&quot;, &quot;;[.A5];&quot;);&quot;)" office:value-type="string" office:string-value="INSERT INTO g_encuesta.opciones(opcion, ponderacion, id_encuesta, id_pregunta) VALUES ('31-35 años ', 1, 13, 228);" calcext:value-type="string">
            <text:p>INSERT INTO g_encuesta.opciones(opcion, ponderacion, id_encuesta, id_pregunta) VALUES ('31-35 años ', 1, 13, 228);</text:p>
          </table:table-cell>
          <table:table-cell table:number-columns-repeated="1017"/>
        </table:table-row>
        <table:table-row table:style-name="ro4">
          <table:table-cell office:value-type="float" office:value="228" calcext:value-type="float">
            <text:p>228</text:p>
          </table:table-cell>
          <table:table-cell/>
          <table:table-cell table:style-name="ce20" office:value-type="string" calcext:value-type="string">
            <text:p>36-40 años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6];&quot;', &quot;;[.D6];&quot;, &quot;;[.E6];&quot;, &quot;;[.A6];&quot;);&quot;)" office:value-type="string" office:string-value="INSERT INTO g_encuesta.opciones(opcion, ponderacion, id_encuesta, id_pregunta) VALUES ('36-40 años ', 1, 13, 228);" calcext:value-type="string">
            <text:p>INSERT INTO g_encuesta.opciones(opcion, ponderacion, id_encuesta, id_pregunta) VALUES ('36-40 años ', 1, 13, 228);</text:p>
          </table:table-cell>
          <table:table-cell table:number-columns-repeated="1017"/>
        </table:table-row>
        <table:table-row table:style-name="ro4">
          <table:table-cell office:value-type="float" office:value="228" calcext:value-type="float">
            <text:p>228</text:p>
          </table:table-cell>
          <table:table-cell/>
          <table:table-cell table:style-name="ce20" office:value-type="string" calcext:value-type="string">
            <text:p>41 en adelante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7];&quot;', &quot;;[.D7];&quot;, &quot;;[.E7];&quot;, &quot;;[.A7];&quot;);&quot;)" office:value-type="string" office:string-value="INSERT INTO g_encuesta.opciones(opcion, ponderacion, id_encuesta, id_pregunta) VALUES ('41 en adelante ', 1, 13, 228);" calcext:value-type="string">
            <text:p>INSERT INTO g_encuesta.opciones(opcion, ponderacion, id_encuesta, id_pregunta) VALUES ('41 en adelante ', 1, 13, 228);</text:p>
          </table:table-cell>
          <table:table-cell table:number-columns-repeated="1017"/>
        </table:table-row>
        <table:table-row table:style-name="ro4">
          <table:table-cell table:style-name="ce14" office:value-type="float" office:value="229" calcext:value-type="float">
            <text:p>229</text:p>
          </table:table-cell>
          <table:table-cell table:style-name="ce16" office:value-type="string" calcext:value-type="string">
            <text:p>Indique su estado civil</text:p>
          </table:table-cell>
          <table:table-cell table:style-name="ce19" office:value-type="string" calcext:value-type="string">
            <text:p>Soltero/a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formula="of:=CONCATENATE(&quot;INSERT INTO g_encuesta.preguntas(id_pregunta, id_encuesta, tipo_pregunta, descripcion) VALUES (&quot;;[.A8];&quot;, &quot;;[.E8];&quot;, 'cerrada', '&quot;;[.B8];&quot;');&quot;)" office:value-type="string" office:string-value="INSERT INTO g_encuesta.preguntas(id_pregunta, id_encuesta, tipo_pregunta, descripcion) VALUES (229, 13, 'cerrada', 'Indique su estado civil');" calcext:value-type="string">
            <text:p>INSERT INTO g_encuesta.preguntas(id_pregunta, id_encuesta, tipo_pregunta, descripcion) VALUES (229, 13, 'cerrada', 'Indique su estado civil');</text:p>
          </table:table-cell>
          <table:table-cell table:style-name="ce22" table:formula="of:=CONCATENATE(&quot;INSERT INTO g_encuesta.opciones(opcion, ponderacion, id_encuesta, id_pregunta) VALUES ('&quot;;[.C8];&quot;', &quot;;[.D8];&quot;, &quot;;[.E8];&quot;, &quot;;[.A8];&quot;);&quot;)" office:value-type="string" office:string-value="INSERT INTO g_encuesta.opciones(opcion, ponderacion, id_encuesta, id_pregunta) VALUES ('Soltero/a ', 1, 13, 229);" calcext:value-type="string">
            <text:p>INSERT INTO g_encuesta.opciones(opcion, ponderacion, id_encuesta, id_pregunta) VALUES ('Soltero/a ', 1, 13, 229);</text:p>
          </table:table-cell>
          <table:table-cell table:style-name="ce21" table:number-columns-repeated="250"/>
          <table:table-cell table:style-name="ce23" table:number-columns-repeated="767"/>
        </table:table-row>
        <table:table-row table:style-name="ro4">
          <table:table-cell table:style-name="ce14" office:value-type="float" office:value="229" calcext:value-type="float">
            <text:p>229</text:p>
          </table:table-cell>
          <table:table-cell table:style-name="ce16"/>
          <table:table-cell table:style-name="ce19" office:value-type="string" calcext:value-type="string">
            <text:p>Casado/a o en pareja permanente</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9];&quot;', &quot;;[.D9];&quot;, &quot;;[.E9];&quot;, &quot;;[.A9];&quot;);&quot;)" office:value-type="string" office:string-value="INSERT INTO g_encuesta.opciones(opcion, ponderacion, id_encuesta, id_pregunta) VALUES ('Casado/a o en pareja permanente', 1, 13, 229);" calcext:value-type="string">
            <text:p>INSERT INTO g_encuesta.opciones(opcion, ponderacion, id_encuesta, id_pregunta) VALUES ('Casado/a o en pareja permanente', 1, 13, 229);</text:p>
          </table:table-cell>
          <table:table-cell table:style-name="ce21" table:number-columns-repeated="250"/>
          <table:table-cell table:style-name="ce23" table:number-columns-repeated="767"/>
        </table:table-row>
        <table:table-row table:style-name="ro4">
          <table:table-cell table:style-name="ce14" office:value-type="float" office:value="229" calcext:value-type="float">
            <text:p>229</text:p>
          </table:table-cell>
          <table:table-cell table:style-name="ce16"/>
          <table:table-cell table:style-name="ce19" office:value-type="string" calcext:value-type="string">
            <text:p>Divorciado/a, separado/a</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10];&quot;', &quot;;[.D10];&quot;, &quot;;[.E10];&quot;, &quot;;[.A10];&quot;);&quot;)" office:value-type="string" office:string-value="INSERT INTO g_encuesta.opciones(opcion, ponderacion, id_encuesta, id_pregunta) VALUES ('Divorciado/a, separado/a', 1, 13, 229);" calcext:value-type="string">
            <text:p>INSERT INTO g_encuesta.opciones(opcion, ponderacion, id_encuesta, id_pregunta) VALUES ('Divorciado/a, separado/a', 1, 13, 229);</text:p>
          </table:table-cell>
          <table:table-cell table:style-name="ce21" table:number-columns-repeated="250"/>
          <table:table-cell table:style-name="ce23" table:number-columns-repeated="767"/>
        </table:table-row>
        <table:table-row table:style-name="ro4">
          <table:table-cell table:style-name="ce14" office:value-type="float" office:value="229" calcext:value-type="float">
            <text:p>229</text:p>
          </table:table-cell>
          <table:table-cell table:style-name="ce16"/>
          <table:table-cell table:style-name="ce19" office:value-type="string" calcext:value-type="string">
            <text:p>Viudo/a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11];&quot;', &quot;;[.D11];&quot;, &quot;;[.E11];&quot;, &quot;;[.A11];&quot;);&quot;)" office:value-type="string" office:string-value="INSERT INTO g_encuesta.opciones(opcion, ponderacion, id_encuesta, id_pregunta) VALUES ('Viudo/a ', 1, 13, 229);" calcext:value-type="string">
            <text:p>INSERT INTO g_encuesta.opciones(opcion, ponderacion, id_encuesta, id_pregunta) VALUES ('Viudo/a ', 1, 13, 229);</text:p>
          </table:table-cell>
          <table:table-cell table:style-name="ce21" table:number-columns-repeated="250"/>
          <table:table-cell table:style-name="ce23" table:number-columns-repeated="767"/>
        </table:table-row>
        <table:table-row table:style-name="ro4">
          <table:table-cell office:value-type="float" office:value="230" calcext:value-type="float">
            <text:p>230</text:p>
          </table:table-cell>
          <table:table-cell office:value-type="string" calcext:value-type="string">
            <text:p>Indique el número de hijos que tiene</text:p>
          </table:table-cell>
          <table:table-cell table:style-name="ce20" office:value-type="float" office:value="0" calcext:value-type="float">
            <text:p>0</text:p>
          </table:table-cell>
          <table:table-cell office:value-type="float" office:value="1" calcext:value-type="float">
            <text:p>1</text:p>
          </table:table-cell>
          <table:table-cell table:style-name="ce21" office:value-type="float" office:value="13" calcext:value-type="float">
            <text:p>13</text:p>
          </table:table-cell>
          <table:table-cell table:style-name="ce12" table:formula="of:=CONCATENATE(&quot;INSERT INTO g_encuesta.preguntas(id_pregunta, id_encuesta, tipo_pregunta, descripcion) VALUES (&quot;;[.A12];&quot;, &quot;;[.E12];&quot;, 'cerrada', '&quot;;[.B12];&quot;');&quot;)" office:value-type="string" office:string-value="INSERT INTO g_encuesta.preguntas(id_pregunta, id_encuesta, tipo_pregunta, descripcion) VALUES (230, 13, 'cerrada', 'Indique el número de hijos que tiene');" calcext:value-type="string">
            <text:p>INSERT INTO g_encuesta.preguntas(id_pregunta, id_encuesta, tipo_pregunta, descripcion) VALUES (230, 13, 'cerrada', 'Indique el número de hijos que tiene');</text:p>
          </table:table-cell>
          <table:table-cell table:style-name="ce22" table:formula="of:=CONCATENATE(&quot;INSERT INTO g_encuesta.opciones(opcion, ponderacion, id_encuesta, id_pregunta) VALUES ('&quot;;[.C12];&quot;', &quot;;[.D12];&quot;, &quot;;[.E12];&quot;, &quot;;[.A12];&quot;);&quot;)" office:value-type="string" office:string-value="INSERT INTO g_encuesta.opciones(opcion, ponderacion, id_encuesta, id_pregunta) VALUES ('0', 1, 13, 230);" calcext:value-type="string">
            <text:p>INSERT INTO g_encuesta.opciones(opcion, ponderacion, id_encuesta, id_pregunta) VALUES ('0', 1, 13, 230);</text:p>
          </table:table-cell>
          <table:table-cell table:number-columns-repeated="1017"/>
        </table:table-row>
        <table:table-row table:style-name="ro4">
          <table:table-cell office:value-type="float" office:value="230" calcext:value-type="float">
            <text:p>230</text:p>
          </table:table-cell>
          <table:table-cell/>
          <table:table-cell table:style-name="ce20" office:value-type="float" office:value="1" calcext:value-type="float">
            <text:p>1</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13];&quot;', &quot;;[.D13];&quot;, &quot;;[.E13];&quot;, &quot;;[.A13];&quot;);&quot;)" office:value-type="string" office:string-value="INSERT INTO g_encuesta.opciones(opcion, ponderacion, id_encuesta, id_pregunta) VALUES ('1', 1, 13, 230);" calcext:value-type="string">
            <text:p>INSERT INTO g_encuesta.opciones(opcion, ponderacion, id_encuesta, id_pregunta) VALUES ('1', 1, 13, 230);</text:p>
          </table:table-cell>
          <table:table-cell table:number-columns-repeated="1017"/>
        </table:table-row>
        <table:table-row table:style-name="ro4">
          <table:table-cell office:value-type="float" office:value="230" calcext:value-type="float">
            <text:p>230</text:p>
          </table:table-cell>
          <table:table-cell/>
          <table:table-cell table:style-name="ce20" office:value-type="float" office:value="2" calcext:value-type="float">
            <text:p>2</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14];&quot;', &quot;;[.D14];&quot;, &quot;;[.E14];&quot;, &quot;;[.A14];&quot;);&quot;)" office:value-type="string" office:string-value="INSERT INTO g_encuesta.opciones(opcion, ponderacion, id_encuesta, id_pregunta) VALUES ('2', 1, 13, 230);" calcext:value-type="string">
            <text:p>INSERT INTO g_encuesta.opciones(opcion, ponderacion, id_encuesta, id_pregunta) VALUES ('2', 1, 13, 230);</text:p>
          </table:table-cell>
          <table:table-cell table:number-columns-repeated="1017"/>
        </table:table-row>
        <table:table-row table:style-name="ro4">
          <table:table-cell office:value-type="float" office:value="230" calcext:value-type="float">
            <text:p>230</text:p>
          </table:table-cell>
          <table:table-cell/>
          <table:table-cell table:style-name="ce20" office:value-type="float" office:value="3" calcext:value-type="float">
            <text:p>3</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15];&quot;', &quot;;[.D15];&quot;, &quot;;[.E15];&quot;, &quot;;[.A15];&quot;);&quot;)" office:value-type="string" office:string-value="INSERT INTO g_encuesta.opciones(opcion, ponderacion, id_encuesta, id_pregunta) VALUES ('3', 1, 13, 230);" calcext:value-type="string">
            <text:p>INSERT INTO g_encuesta.opciones(opcion, ponderacion, id_encuesta, id_pregunta) VALUES ('3', 1, 13, 230);</text:p>
          </table:table-cell>
          <table:table-cell table:number-columns-repeated="1017"/>
        </table:table-row>
        <table:table-row table:style-name="ro4">
          <table:table-cell office:value-type="float" office:value="230" calcext:value-type="float">
            <text:p>230</text:p>
          </table:table-cell>
          <table:table-cell/>
          <table:table-cell table:style-name="ce20" office:value-type="string" calcext:value-type="string">
            <text:p>más de 3</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16];&quot;', &quot;;[.D16];&quot;, &quot;;[.E16];&quot;, &quot;;[.A16];&quot;);&quot;)" office:value-type="string" office:string-value="INSERT INTO g_encuesta.opciones(opcion, ponderacion, id_encuesta, id_pregunta) VALUES ('más de 3', 1, 13, 230);" calcext:value-type="string">
            <text:p>INSERT INTO g_encuesta.opciones(opcion, ponderacion, id_encuesta, id_pregunta) VALUES ('más de 3', 1, 13, 230);</text:p>
          </table:table-cell>
          <table:table-cell table:number-columns-repeated="1017"/>
        </table:table-row>
        <table:table-row table:style-name="ro5">
          <table:table-cell table:style-name="ce14" office:value-type="float" office:value="231" calcext:value-type="float">
            <text:p>231</text:p>
          </table:table-cell>
          <table:table-cell table:style-name="ce16" office:value-type="string" calcext:value-type="string">
            <text:p>Señale, en su opinión, el nivel de pertinencia de estudiar actualmente una maestría (cuarto nivel de estudios).</text:p>
          </table:table-cell>
          <table:table-cell table:style-name="ce19" office:value-type="string" calcext:value-type="string">
            <text:p>Bajo</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formula="of:=CONCATENATE(&quot;INSERT INTO g_encuesta.preguntas(id_pregunta, id_encuesta, tipo_pregunta, descripcion) VALUES (&quot;;[.A17];&quot;, &quot;;[.E17];&quot;, 'cerrada', '&quot;;[.B17];&quot;');&quot;)" office:value-type="string" office:string-value="INSERT INTO g_encuesta.preguntas(id_pregunta, id_encuesta, tipo_pregunta, descripcion) VALUES (231, 13, 'cerrada', 'Señale, en su opinión, el nivel de pertinencia de estudiar actualmente una maestría (cuarto nivel de estudios).');" calcext:value-type="string">
            <text:p>INSERT INTO g_encuesta.preguntas(id_pregunta, id_encuesta, tipo_pregunta, descripcion) VALUES (231, 13, 'cerrada', 'Señale, en su opinión, el nivel de pertinencia de estudiar actualmente una maestría (cuarto nivel de estudios).');</text:p>
          </table:table-cell>
          <table:table-cell table:style-name="ce22" table:formula="of:=CONCATENATE(&quot;INSERT INTO g_encuesta.opciones(opcion, ponderacion, id_encuesta, id_pregunta) VALUES ('&quot;;[.C17];&quot;', &quot;;[.D17];&quot;, &quot;;[.E17];&quot;, &quot;;[.A17];&quot;);&quot;)" office:value-type="string" office:string-value="INSERT INTO g_encuesta.opciones(opcion, ponderacion, id_encuesta, id_pregunta) VALUES ('Bajo', 1, 13, 231);" calcext:value-type="string">
            <text:p>INSERT INTO g_encuesta.opciones(opcion, ponderacion, id_encuesta, id_pregunta) VALUES ('Bajo', 1, 13, 231);</text:p>
          </table:table-cell>
          <table:table-cell table:style-name="ce21" table:number-columns-repeated="250"/>
          <table:table-cell table:style-name="ce23" table:number-columns-repeated="767"/>
        </table:table-row>
        <table:table-row table:style-name="ro4">
          <table:table-cell table:style-name="ce14" office:value-type="float" office:value="231" calcext:value-type="float">
            <text:p>231</text:p>
          </table:table-cell>
          <table:table-cell table:style-name="ce16"/>
          <table:table-cell table:style-name="ce19" office:value-type="string" calcext:value-type="string">
            <text:p>Medio</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18];&quot;', &quot;;[.D18];&quot;, &quot;;[.E18];&quot;, &quot;;[.A18];&quot;);&quot;)" office:value-type="string" office:string-value="INSERT INTO g_encuesta.opciones(opcion, ponderacion, id_encuesta, id_pregunta) VALUES ('Medio', 1, 13, 231);" calcext:value-type="string">
            <text:p>INSERT INTO g_encuesta.opciones(opcion, ponderacion, id_encuesta, id_pregunta) VALUES ('Medio', 1, 13, 231);</text:p>
          </table:table-cell>
          <table:table-cell table:style-name="ce21" table:number-columns-repeated="250"/>
          <table:table-cell table:style-name="ce23" table:number-columns-repeated="767"/>
        </table:table-row>
        <table:table-row table:style-name="ro4">
          <table:table-cell table:style-name="ce14" office:value-type="float" office:value="231" calcext:value-type="float">
            <text:p>231</text:p>
          </table:table-cell>
          <table:table-cell table:style-name="ce16"/>
          <table:table-cell table:style-name="ce19" office:value-type="string" calcext:value-type="string">
            <text:p>Alto</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19];&quot;', &quot;;[.D19];&quot;, &quot;;[.E19];&quot;, &quot;;[.A19];&quot;);&quot;)" office:value-type="string" office:string-value="INSERT INTO g_encuesta.opciones(opcion, ponderacion, id_encuesta, id_pregunta) VALUES ('Alto', 1, 13, 231);" calcext:value-type="string">
            <text:p>INSERT INTO g_encuesta.opciones(opcion, ponderacion, id_encuesta, id_pregunta) VALUES ('Alto', 1, 13, 231);</text:p>
          </table:table-cell>
          <table:table-cell table:style-name="ce21" table:number-columns-repeated="250"/>
          <table:table-cell table:style-name="ce23" table:number-columns-repeated="767"/>
        </table:table-row>
        <table:table-row table:style-name="ro4">
          <table:table-cell office:value-type="float" office:value="232" calcext:value-type="float">
            <text:p>232</text:p>
          </table:table-cell>
          <table:table-cell office:value-type="string" calcext:value-type="string">
            <text:p>Indique el nivel de su interés en seguir estudios de Maestría</text:p>
          </table:table-cell>
          <table:table-cell table:style-name="ce20" office:value-type="string" calcext:value-type="string">
            <text:p>Bajo</text:p>
          </table:table-cell>
          <table:table-cell office:value-type="float" office:value="1" calcext:value-type="float">
            <text:p>1</text:p>
          </table:table-cell>
          <table:table-cell table:style-name="ce21" office:value-type="float" office:value="13" calcext:value-type="float">
            <text:p>13</text:p>
          </table:table-cell>
          <table:table-cell table:style-name="ce12" table:formula="of:=CONCATENATE(&quot;INSERT INTO g_encuesta.preguntas(id_pregunta, id_encuesta, tipo_pregunta, descripcion) VALUES (&quot;;[.A20];&quot;, &quot;;[.E20];&quot;, 'cerrada', '&quot;;[.B20];&quot;');&quot;)" office:value-type="string" office:string-value="INSERT INTO g_encuesta.preguntas(id_pregunta, id_encuesta, tipo_pregunta, descripcion) VALUES (232, 13, 'cerrada', 'Indique el nivel de su interés en seguir estudios de Maestría');" calcext:value-type="string">
            <text:p>INSERT INTO g_encuesta.preguntas(id_pregunta, id_encuesta, tipo_pregunta, descripcion) VALUES (232, 13, 'cerrada', 'Indique el nivel de su interés en seguir estudios de Maestría');</text:p>
          </table:table-cell>
          <table:table-cell table:style-name="ce22" table:formula="of:=CONCATENATE(&quot;INSERT INTO g_encuesta.opciones(opcion, ponderacion, id_encuesta, id_pregunta) VALUES ('&quot;;[.C20];&quot;', &quot;;[.D20];&quot;, &quot;;[.E20];&quot;, &quot;;[.A20];&quot;);&quot;)" office:value-type="string" office:string-value="INSERT INTO g_encuesta.opciones(opcion, ponderacion, id_encuesta, id_pregunta) VALUES ('Bajo', 1, 13, 232);" calcext:value-type="string">
            <text:p>INSERT INTO g_encuesta.opciones(opcion, ponderacion, id_encuesta, id_pregunta) VALUES ('Bajo', 1, 13, 232);</text:p>
          </table:table-cell>
          <table:table-cell table:number-columns-repeated="1017"/>
        </table:table-row>
        <table:table-row table:style-name="ro4">
          <table:table-cell office:value-type="float" office:value="232" calcext:value-type="float">
            <text:p>232</text:p>
          </table:table-cell>
          <table:table-cell/>
          <table:table-cell table:style-name="ce20" office:value-type="string" calcext:value-type="string">
            <text:p>Medio</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21];&quot;', &quot;;[.D21];&quot;, &quot;;[.E21];&quot;, &quot;;[.A21];&quot;);&quot;)" office:value-type="string" office:string-value="INSERT INTO g_encuesta.opciones(opcion, ponderacion, id_encuesta, id_pregunta) VALUES ('Medio', 1, 13, 232);" calcext:value-type="string">
            <text:p>INSERT INTO g_encuesta.opciones(opcion, ponderacion, id_encuesta, id_pregunta) VALUES ('Medio', 1, 13, 232);</text:p>
          </table:table-cell>
          <table:table-cell table:number-columns-repeated="1017"/>
        </table:table-row>
        <table:table-row table:style-name="ro4">
          <table:table-cell office:value-type="float" office:value="232" calcext:value-type="float">
            <text:p>232</text:p>
          </table:table-cell>
          <table:table-cell/>
          <table:table-cell table:style-name="ce20" office:value-type="string" calcext:value-type="string">
            <text:p>Alto</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22];&quot;', &quot;;[.D22];&quot;, &quot;;[.E22];&quot;, &quot;;[.A22];&quot;);&quot;)" office:value-type="string" office:string-value="INSERT INTO g_encuesta.opciones(opcion, ponderacion, id_encuesta, id_pregunta) VALUES ('Alto', 1, 13, 232);" calcext:value-type="string">
            <text:p>INSERT INTO g_encuesta.opciones(opcion, ponderacion, id_encuesta, id_pregunta) VALUES ('Alto', 1, 13, 232);</text:p>
          </table:table-cell>
          <table:table-cell table:number-columns-repeated="1017"/>
        </table:table-row>
        <table:table-row table:style-name="ro4">
          <table:table-cell table:style-name="ce14" office:value-type="float" office:value="233" calcext:value-type="float">
            <text:p>233</text:p>
          </table:table-cell>
          <table:table-cell table:style-name="ce16" office:value-type="string" calcext:value-type="string">
            <text:p>Señale las limitantes que le impedirían tomar estudios de cuarto nivel</text:p>
          </table:table-cell>
          <table:table-cell table:style-name="ce19" office:value-type="string" calcext:value-type="string">
            <text:p>Flexibilidad laboral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formula="of:=CONCATENATE(&quot;INSERT INTO g_encuesta.preguntas(id_pregunta, id_encuesta, tipo_pregunta, descripcion) VALUES (&quot;;[.A23];&quot;, &quot;;[.E23];&quot;, 'cerrada', '&quot;;[.B23];&quot;');&quot;)" office:value-type="string" office:string-value="INSERT INTO g_encuesta.preguntas(id_pregunta, id_encuesta, tipo_pregunta, descripcion) VALUES (233, 13, 'cerrada', 'Señale las limitantes que le impedirían tomar estudios de cuarto nivel');" calcext:value-type="string">
            <text:p>INSERT INTO g_encuesta.preguntas(id_pregunta, id_encuesta, tipo_pregunta, descripcion) VALUES (233, 13, 'cerrada', 'Señale las limitantes que le impedirían tomar estudios de cuarto nivel');</text:p>
          </table:table-cell>
          <table:table-cell table:style-name="ce22" table:formula="of:=CONCATENATE(&quot;INSERT INTO g_encuesta.opciones(opcion, ponderacion, id_encuesta, id_pregunta) VALUES ('&quot;;[.C23];&quot;', &quot;;[.D23];&quot;, &quot;;[.E23];&quot;, &quot;;[.A23];&quot;);&quot;)" office:value-type="string" office:string-value="INSERT INTO g_encuesta.opciones(opcion, ponderacion, id_encuesta, id_pregunta) VALUES ('Flexibilidad laboral ', 1, 13, 233);" calcext:value-type="string">
            <text:p>INSERT INTO g_encuesta.opciones(opcion, ponderacion, id_encuesta, id_pregunta) VALUES ('Flexibilidad laboral ', 1, 13, 233);</text:p>
          </table:table-cell>
          <table:table-cell table:style-name="ce21" table:number-columns-repeated="250"/>
          <table:table-cell table:style-name="ce23" table:number-columns-repeated="767"/>
        </table:table-row>
        <table:table-row table:style-name="ro4">
          <table:table-cell table:style-name="ce14" office:value-type="float" office:value="233" calcext:value-type="float">
            <text:p>233</text:p>
          </table:table-cell>
          <table:table-cell table:style-name="ce16"/>
          <table:table-cell table:style-name="ce19" office:value-type="string" calcext:value-type="string">
            <text:p>Disponibilidad de horarios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24];&quot;', &quot;;[.D24];&quot;, &quot;;[.E24];&quot;, &quot;;[.A24];&quot;);&quot;)" office:value-type="string" office:string-value="INSERT INTO g_encuesta.opciones(opcion, ponderacion, id_encuesta, id_pregunta) VALUES ('Disponibilidad de horarios ', 1, 13, 233);" calcext:value-type="string">
            <text:p>INSERT INTO g_encuesta.opciones(opcion, ponderacion, id_encuesta, id_pregunta) VALUES ('Disponibilidad de horarios ', 1, 13, 233);</text:p>
          </table:table-cell>
          <table:table-cell table:style-name="ce21" table:number-columns-repeated="250"/>
          <table:table-cell table:style-name="ce23" table:number-columns-repeated="767"/>
        </table:table-row>
        <table:table-row table:style-name="ro4">
          <table:table-cell table:style-name="ce14" office:value-type="float" office:value="233" calcext:value-type="float">
            <text:p>233</text:p>
          </table:table-cell>
          <table:table-cell table:style-name="ce16"/>
          <table:table-cell table:style-name="ce19" office:value-type="string" calcext:value-type="string">
            <text:p>Movilización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25];&quot;', &quot;;[.D25];&quot;, &quot;;[.E25];&quot;, &quot;;[.A25];&quot;);&quot;)" office:value-type="string" office:string-value="INSERT INTO g_encuesta.opciones(opcion, ponderacion, id_encuesta, id_pregunta) VALUES ('Movilización ', 1, 13, 233);" calcext:value-type="string">
            <text:p>INSERT INTO g_encuesta.opciones(opcion, ponderacion, id_encuesta, id_pregunta) VALUES ('Movilización ', 1, 13, 233);</text:p>
          </table:table-cell>
          <table:table-cell table:style-name="ce21" table:number-columns-repeated="250"/>
          <table:table-cell table:style-name="ce23" table:number-columns-repeated="767"/>
        </table:table-row>
        <table:table-row table:style-name="ro4">
          <table:table-cell table:style-name="ce14" office:value-type="float" office:value="233" calcext:value-type="float">
            <text:p>233</text:p>
          </table:table-cell>
          <table:table-cell table:style-name="ce16"/>
          <table:table-cell table:style-name="ce19" office:value-type="string" calcext:value-type="string">
            <text:p>Recursos económicos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26];&quot;', &quot;;[.D26];&quot;, &quot;;[.E26];&quot;, &quot;;[.A26];&quot;);&quot;)" office:value-type="string" office:string-value="INSERT INTO g_encuesta.opciones(opcion, ponderacion, id_encuesta, id_pregunta) VALUES ('Recursos económicos ', 1, 13, 233);" calcext:value-type="string">
            <text:p>INSERT INTO g_encuesta.opciones(opcion, ponderacion, id_encuesta, id_pregunta) VALUES ('Recursos económicos ', 1, 13, 233);</text:p>
          </table:table-cell>
          <table:table-cell table:style-name="ce21" table:number-columns-repeated="250"/>
          <table:table-cell table:style-name="ce23" table:number-columns-repeated="767"/>
        </table:table-row>
        <table:table-row table:style-name="ro4">
          <table:table-cell table:style-name="ce14" office:value-type="float" office:value="233" calcext:value-type="float">
            <text:p>233</text:p>
          </table:table-cell>
          <table:table-cell table:style-name="ce16"/>
          <table:table-cell table:style-name="ce19" office:value-type="string" calcext:value-type="string">
            <text:p>Idioma inglés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27];&quot;', &quot;;[.D27];&quot;, &quot;;[.E27];&quot;, &quot;;[.A27];&quot;);&quot;)" office:value-type="string" office:string-value="INSERT INTO g_encuesta.opciones(opcion, ponderacion, id_encuesta, id_pregunta) VALUES ('Idioma inglés ', 1, 13, 233);" calcext:value-type="string">
            <text:p>INSERT INTO g_encuesta.opciones(opcion, ponderacion, id_encuesta, id_pregunta) VALUES ('Idioma inglés ', 1, 13, 233);</text:p>
          </table:table-cell>
          <table:table-cell table:style-name="ce21" table:number-columns-repeated="250"/>
          <table:table-cell table:style-name="ce23" table:number-columns-repeated="767"/>
        </table:table-row>
        <table:table-row table:style-name="ro5">
          <table:table-cell office:value-type="float" office:value="234" calcext:value-type="float">
            <text:p>234</text:p>
          </table:table-cell>
          <table:table-cell office:value-type="string" calcext:value-type="string">
            <text:p>De recibir facilidades por parte de suempleador para optar por un Programa de Maestría, señale si le interesaría realizar estos estudios</text:p>
          </table:table-cell>
          <table:table-cell table:style-name="ce20" office:value-type="string" calcext:value-type="string">
            <text:p>Si</text:p>
          </table:table-cell>
          <table:table-cell office:value-type="float" office:value="1" calcext:value-type="float">
            <text:p>1</text:p>
          </table:table-cell>
          <table:table-cell table:style-name="ce21" office:value-type="float" office:value="13" calcext:value-type="float">
            <text:p>13</text:p>
          </table:table-cell>
          <table:table-cell table:style-name="ce12" table:formula="of:=CONCATENATE(&quot;INSERT INTO g_encuesta.preguntas(id_pregunta, id_encuesta, tipo_pregunta, descripcion) VALUES (&quot;;[.A28];&quot;, &quot;;[.E28];&quot;, 'cerrada', '&quot;;[.B28];&quot;');&quot;)" office:value-type="string" office:string-value="INSERT INTO g_encuesta.preguntas(id_pregunta, id_encuesta, tipo_pregunta, descripcion) VALUES (234, 13, 'cerrada', 'De recibir facilidades por parte de suempleador para optar por un Programa de Maestría, señale si le interesaría realizar estos estudios');" calcext:value-type="string">
            <text:p>INSERT INTO g_encuesta.preguntas(id_pregunta, id_encuesta, tipo_pregunta, descripcion) VALUES (234, 13, 'cerrada', 'De recibir facilidades por parte de suempleador para optar por un Programa de Maestría, señale si le interesaría realizar estos estudios');</text:p>
          </table:table-cell>
          <table:table-cell table:style-name="ce22" table:formula="of:=CONCATENATE(&quot;INSERT INTO g_encuesta.opciones(opcion, ponderacion, id_encuesta, id_pregunta) VALUES ('&quot;;[.C28];&quot;', &quot;;[.D28];&quot;, &quot;;[.E28];&quot;, &quot;;[.A28];&quot;);&quot;)" office:value-type="string" office:string-value="INSERT INTO g_encuesta.opciones(opcion, ponderacion, id_encuesta, id_pregunta) VALUES ('Si', 1, 13, 234);" calcext:value-type="string">
            <text:p>INSERT INTO g_encuesta.opciones(opcion, ponderacion, id_encuesta, id_pregunta) VALUES ('Si', 1, 13, 234);</text:p>
          </table:table-cell>
          <table:table-cell table:number-columns-repeated="1017"/>
        </table:table-row>
        <table:table-row table:style-name="ro4">
          <table:table-cell office:value-type="float" office:value="234" calcext:value-type="float">
            <text:p>234</text:p>
          </table:table-cell>
          <table:table-cell/>
          <table:table-cell table:style-name="ce20" office:value-type="string" calcext:value-type="string">
            <text:p>No</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29];&quot;', &quot;;[.D29];&quot;, &quot;;[.E29];&quot;, &quot;;[.A29];&quot;);&quot;)" office:value-type="string" office:string-value="INSERT INTO g_encuesta.opciones(opcion, ponderacion, id_encuesta, id_pregunta) VALUES ('No', 1, 13, 234);" calcext:value-type="string">
            <text:p>INSERT INTO g_encuesta.opciones(opcion, ponderacion, id_encuesta, id_pregunta) VALUES ('No', 1, 13, 234);</text:p>
          </table:table-cell>
          <table:table-cell table:number-columns-repeated="1017"/>
        </table:table-row>
        <table:table-row table:style-name="ro6">
          <table:table-cell table:style-name="ce14" office:value-type="float" office:value="235" calcext:value-type="float">
            <text:p>235</text:p>
          </table:table-cell>
          <table:table-cell table:style-name="ce16" office:value-type="string" calcext:value-type="string">
            <text:p>Indique su (s)motivación(es) para estudiar una Maestría en <text:span text:style-name="T7">Sanidad Vegetal</text:span></text:p>
          </table:table-cell>
          <table:table-cell table:style-name="ce19" office:value-type="string" calcext:value-type="string">
            <text:p>Mejoramiento del desempeño laboral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formula="of:=CONCATENATE(&quot;INSERT INTO g_encuesta.preguntas(id_pregunta, id_encuesta, tipo_pregunta, descripcion) VALUES (&quot;;[.A30];&quot;, &quot;;[.E30];&quot;, 'cerrada', '&quot;;[.B30];&quot;');&quot;)" office:value-type="string" office:string-value="INSERT INTO g_encuesta.preguntas(id_pregunta, id_encuesta, tipo_pregunta, descripcion) VALUES (235, 13, 'cerrada', 'Indique su (s)motivación(es) para estudiar una Maestría en Sanidad Vegetal');" calcext:value-type="string">
            <text:p>INSERT INTO g_encuesta.preguntas(id_pregunta, id_encuesta, tipo_pregunta, descripcion) VALUES (235, 13, 'cerrada', 'Indique su (s)motivación(es) para estudiar una Maestría en Sanidad Vegetal');</text:p>
          </table:table-cell>
          <table:table-cell table:style-name="ce22" table:formula="of:=CONCATENATE(&quot;INSERT INTO g_encuesta.opciones(opcion, ponderacion, id_encuesta, id_pregunta) VALUES ('&quot;;[.C30];&quot;', &quot;;[.D30];&quot;, &quot;;[.E30];&quot;, &quot;;[.A30];&quot;);&quot;)" office:value-type="string" office:string-value="INSERT INTO g_encuesta.opciones(opcion, ponderacion, id_encuesta, id_pregunta) VALUES ('Mejoramiento del desempeño laboral ', 1, 13, 235);" calcext:value-type="string">
            <text:p>INSERT INTO g_encuesta.opciones(opcion, ponderacion, id_encuesta, id_pregunta) VALUES ('Mejoramiento del desempeño laboral ', 1, 13, 235);</text:p>
          </table:table-cell>
          <table:table-cell table:style-name="ce21" table:number-columns-repeated="250"/>
          <table:table-cell table:style-name="ce23" table:number-columns-repeated="767"/>
        </table:table-row>
        <table:table-row table:style-name="ro4">
          <table:table-cell table:style-name="ce14" office:value-type="float" office:value="235" calcext:value-type="float">
            <text:p>235</text:p>
          </table:table-cell>
          <table:table-cell table:style-name="ce16"/>
          <table:table-cell table:style-name="ce19" office:value-type="string" calcext:value-type="string">
            <text:p>Exigencia del medio laboral</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31];&quot;', &quot;;[.D31];&quot;, &quot;;[.E31];&quot;, &quot;;[.A31];&quot;);&quot;)" office:value-type="string" office:string-value="INSERT INTO g_encuesta.opciones(opcion, ponderacion, id_encuesta, id_pregunta) VALUES ('Exigencia del medio laboral', 1, 13, 235);" calcext:value-type="string">
            <text:p>INSERT INTO g_encuesta.opciones(opcion, ponderacion, id_encuesta, id_pregunta) VALUES ('Exigencia del medio laboral', 1, 13, 235);</text:p>
          </table:table-cell>
          <table:table-cell table:style-name="ce21" table:number-columns-repeated="250"/>
          <table:table-cell table:style-name="ce23" table:number-columns-repeated="767"/>
        </table:table-row>
        <table:table-row table:style-name="ro4">
          <table:table-cell table:style-name="ce14" office:value-type="float" office:value="235" calcext:value-type="float">
            <text:p>235</text:p>
          </table:table-cell>
          <table:table-cell table:style-name="ce16"/>
          <table:table-cell table:style-name="ce19" office:value-type="string" calcext:value-type="string">
            <text:p>Actualización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32];&quot;', &quot;;[.D32];&quot;, &quot;;[.E32];&quot;, &quot;;[.A32];&quot;);&quot;)" office:value-type="string" office:string-value="INSERT INTO g_encuesta.opciones(opcion, ponderacion, id_encuesta, id_pregunta) VALUES ('Actualización ', 1, 13, 235);" calcext:value-type="string">
            <text:p>INSERT INTO g_encuesta.opciones(opcion, ponderacion, id_encuesta, id_pregunta) VALUES ('Actualización ', 1, 13, 235);</text:p>
          </table:table-cell>
          <table:table-cell table:style-name="ce21" table:number-columns-repeated="250"/>
          <table:table-cell table:style-name="ce23" table:number-columns-repeated="767"/>
        </table:table-row>
        <table:table-row table:style-name="ro4">
          <table:table-cell table:style-name="ce14" office:value-type="float" office:value="235" calcext:value-type="float">
            <text:p>235</text:p>
          </table:table-cell>
          <table:table-cell table:style-name="ce16"/>
          <table:table-cell table:style-name="ce19" office:value-type="string" calcext:value-type="string">
            <text:p>Interés particular</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33];&quot;', &quot;;[.D33];&quot;, &quot;;[.E33];&quot;, &quot;;[.A33];&quot;);&quot;)" office:value-type="string" office:string-value="INSERT INTO g_encuesta.opciones(opcion, ponderacion, id_encuesta, id_pregunta) VALUES ('Interés particular', 1, 13, 235);" calcext:value-type="string">
            <text:p>INSERT INTO g_encuesta.opciones(opcion, ponderacion, id_encuesta, id_pregunta) VALUES ('Interés particular', 1, 13, 235);</text:p>
          </table:table-cell>
          <table:table-cell table:style-name="ce21" table:number-columns-repeated="250"/>
          <table:table-cell table:style-name="ce23" table:number-columns-repeated="767"/>
        </table:table-row>
        <table:table-row table:style-name="ro4">
          <table:table-cell office:value-type="float" office:value="236" calcext:value-type="float">
            <text:p>236</text:p>
          </table:table-cell>
          <table:table-cell office:value-type="string" calcext:value-type="string">
            <text:p>Señale los ámbitos en los que considera aportará una maestría de Sanidad Vegetal</text:p>
          </table:table-cell>
          <table:table-cell table:style-name="ce20" office:value-type="string" calcext:value-type="string">
            <text:p>Comercio exterior </text:p>
          </table:table-cell>
          <table:table-cell office:value-type="float" office:value="1" calcext:value-type="float">
            <text:p>1</text:p>
          </table:table-cell>
          <table:table-cell table:style-name="ce21" office:value-type="float" office:value="13" calcext:value-type="float">
            <text:p>13</text:p>
          </table:table-cell>
          <table:table-cell table:style-name="ce12" table:formula="of:=CONCATENATE(&quot;INSERT INTO g_encuesta.preguntas(id_pregunta, id_encuesta, tipo_pregunta, descripcion) VALUES (&quot;;[.A34];&quot;, &quot;;[.E34];&quot;, 'cerrada', '&quot;;[.B34];&quot;');&quot;)" office:value-type="string" office:string-value="INSERT INTO g_encuesta.preguntas(id_pregunta, id_encuesta, tipo_pregunta, descripcion) VALUES (236, 13, 'cerrada', 'Señale los ámbitos en los que considera aportará una maestría de Sanidad Vegetal');" calcext:value-type="string">
            <text:p>INSERT INTO g_encuesta.preguntas(id_pregunta, id_encuesta, tipo_pregunta, descripcion) VALUES (236, 13, 'cerrada', 'Señale los ámbitos en los que considera aportará una maestría de Sanidad Vegetal');</text:p>
          </table:table-cell>
          <table:table-cell table:style-name="ce22" table:formula="of:=CONCATENATE(&quot;INSERT INTO g_encuesta.opciones(opcion, ponderacion, id_encuesta, id_pregunta) VALUES ('&quot;;[.C34];&quot;', &quot;;[.D34];&quot;, &quot;;[.E34];&quot;, &quot;;[.A34];&quot;);&quot;)" office:value-type="string" office:string-value="INSERT INTO g_encuesta.opciones(opcion, ponderacion, id_encuesta, id_pregunta) VALUES ('Comercio exterior ', 1, 13, 236);" calcext:value-type="string">
            <text:p>INSERT INTO g_encuesta.opciones(opcion, ponderacion, id_encuesta, id_pregunta) VALUES ('Comercio exterior ', 1, 13, 236);</text:p>
          </table:table-cell>
          <table:table-cell table:number-columns-repeated="1017"/>
        </table:table-row>
        <table:table-row table:style-name="ro4">
          <table:table-cell office:value-type="float" office:value="236" calcext:value-type="float">
            <text:p>236</text:p>
          </table:table-cell>
          <table:table-cell/>
          <table:table-cell table:style-name="ce20" office:value-type="string" calcext:value-type="string">
            <text:p>Negocios internacionales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35];&quot;', &quot;;[.D35];&quot;, &quot;;[.E35];&quot;, &quot;;[.A35];&quot;);&quot;)" office:value-type="string" office:string-value="INSERT INTO g_encuesta.opciones(opcion, ponderacion, id_encuesta, id_pregunta) VALUES ('Negocios internacionales ', 1, 13, 236);" calcext:value-type="string">
            <text:p>INSERT INTO g_encuesta.opciones(opcion, ponderacion, id_encuesta, id_pregunta) VALUES ('Negocios internacionales ', 1, 13, 236);</text:p>
          </table:table-cell>
          <table:table-cell table:number-columns-repeated="1017"/>
        </table:table-row>
        <table:table-row table:style-name="ro4">
          <table:table-cell office:value-type="float" office:value="236" calcext:value-type="float">
            <text:p>236</text:p>
          </table:table-cell>
          <table:table-cell/>
          <table:table-cell table:style-name="ce20" office:value-type="string" calcext:value-type="string">
            <text:p>Entidades públicas y privadas relacionadas al sector agrícola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36];&quot;', &quot;;[.D36];&quot;, &quot;;[.E36];&quot;, &quot;;[.A36];&quot;);&quot;)" office:value-type="string" office:string-value="INSERT INTO g_encuesta.opciones(opcion, ponderacion, id_encuesta, id_pregunta) VALUES ('Entidades públicas y privadas relacionadas al sector agrícola ', 1, 13, 236);" calcext:value-type="string">
            <text:p>INSERT INTO g_encuesta.opciones(opcion, ponderacion, id_encuesta, id_pregunta) VALUES ('Entidades públicas y privadas relacionadas al sector agrícola ', 1, 13, 236);</text:p>
          </table:table-cell>
          <table:table-cell table:number-columns-repeated="1017"/>
        </table:table-row>
        <table:table-row table:style-name="ro4">
          <table:table-cell table:style-name="ce14" office:value-type="float" office:value="237" calcext:value-type="float">
            <text:p>237</text:p>
          </table:table-cell>
          <table:table-cell table:style-name="ce16" office:value-type="string" calcext:value-type="string">
            <text:p>Indique si le interesaría estudiar la maestría en Sanidad Vegetal en la ciudad de Quito</text:p>
          </table:table-cell>
          <table:table-cell table:style-name="ce19" office:value-type="string" calcext:value-type="string">
            <text:p>Si</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formula="of:=CONCATENATE(&quot;INSERT INTO g_encuesta.preguntas(id_pregunta, id_encuesta, tipo_pregunta, descripcion) VALUES (&quot;;[.A37];&quot;, &quot;;[.E37];&quot;, 'cerrada', '&quot;;[.B37];&quot;');&quot;)" office:value-type="string" office:string-value="INSERT INTO g_encuesta.preguntas(id_pregunta, id_encuesta, tipo_pregunta, descripcion) VALUES (237, 13, 'cerrada', 'Indique si le interesaría estudiar la maestría en Sanidad Vegetal en la ciudad de Quito');" calcext:value-type="string">
            <text:p>INSERT INTO g_encuesta.preguntas(id_pregunta, id_encuesta, tipo_pregunta, descripcion) VALUES (237, 13, 'cerrada', 'Indique si le interesaría estudiar la maestría en Sanidad Vegetal en la ciudad de Quito');</text:p>
          </table:table-cell>
          <table:table-cell table:style-name="ce22" table:formula="of:=CONCATENATE(&quot;INSERT INTO g_encuesta.opciones(opcion, ponderacion, id_encuesta, id_pregunta) VALUES ('&quot;;[.C37];&quot;', &quot;;[.D37];&quot;, &quot;;[.E37];&quot;, &quot;;[.A37];&quot;);&quot;)" office:value-type="string" office:string-value="INSERT INTO g_encuesta.opciones(opcion, ponderacion, id_encuesta, id_pregunta) VALUES ('Si', 1, 13, 237);" calcext:value-type="string">
            <text:p>INSERT INTO g_encuesta.opciones(opcion, ponderacion, id_encuesta, id_pregunta) VALUES ('Si', 1, 13, 237);</text:p>
          </table:table-cell>
          <table:table-cell table:style-name="ce21" table:number-columns-repeated="250"/>
          <table:table-cell table:style-name="ce23" table:number-columns-repeated="767"/>
        </table:table-row>
        <table:table-row table:style-name="ro4">
          <table:table-cell table:style-name="ce14" office:value-type="float" office:value="237" calcext:value-type="float">
            <text:p>237</text:p>
          </table:table-cell>
          <table:table-cell table:style-name="ce16"/>
          <table:table-cell table:style-name="ce19" office:value-type="string" calcext:value-type="string">
            <text:p>No</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38];&quot;', &quot;;[.D38];&quot;, &quot;;[.E38];&quot;, &quot;;[.A38];&quot;);&quot;)" office:value-type="string" office:string-value="INSERT INTO g_encuesta.opciones(opcion, ponderacion, id_encuesta, id_pregunta) VALUES ('No', 1, 13, 237);" calcext:value-type="string">
            <text:p>INSERT INTO g_encuesta.opciones(opcion, ponderacion, id_encuesta, id_pregunta) VALUES ('No', 1, 13, 237);</text:p>
          </table:table-cell>
          <table:table-cell table:style-name="ce21" table:number-columns-repeated="250"/>
          <table:table-cell table:style-name="ce23" table:number-columns-repeated="767"/>
        </table:table-row>
        <table:table-row table:style-name="ro7">
          <table:table-cell office:value-type="float" office:value="238" calcext:value-type="float">
            <text:p>238</text:p>
          </table:table-cell>
          <table:table-cell office:value-type="string" calcext:value-type="string">
            <text:p>Indique si le interesaría estudiar la maestría en Sanidad Vegetal <text:span text:style-name="T7">aplicada al Comercio Exterior</text:span></text:p>
          </table:table-cell>
          <table:table-cell table:style-name="ce20" office:value-type="string" calcext:value-type="string">
            <text:p>Si</text:p>
          </table:table-cell>
          <table:table-cell office:value-type="float" office:value="1" calcext:value-type="float">
            <text:p>1</text:p>
          </table:table-cell>
          <table:table-cell table:style-name="ce21" office:value-type="float" office:value="13" calcext:value-type="float">
            <text:p>13</text:p>
          </table:table-cell>
          <table:table-cell table:style-name="ce12" table:formula="of:=CONCATENATE(&quot;INSERT INTO g_encuesta.preguntas(id_pregunta, id_encuesta, tipo_pregunta, descripcion) VALUES (&quot;;[.A39];&quot;, &quot;;[.E39];&quot;, 'cerrada', '&quot;;[.B39];&quot;');&quot;)" office:value-type="string" office:string-value="INSERT INTO g_encuesta.preguntas(id_pregunta, id_encuesta, tipo_pregunta, descripcion) VALUES (238, 13, 'cerrada', 'Indique si le interesaría estudiar la maestría en Sanidad Vegetal aplicada al Comercio Exterior');" calcext:value-type="string">
            <text:p>INSERT INTO g_encuesta.preguntas(id_pregunta, id_encuesta, tipo_pregunta, descripcion) VALUES (238, 13, 'cerrada', 'Indique si le interesaría estudiar la maestría en Sanidad Vegetal aplicada al Comercio Exterior');</text:p>
          </table:table-cell>
          <table:table-cell table:style-name="ce22" table:formula="of:=CONCATENATE(&quot;INSERT INTO g_encuesta.opciones(opcion, ponderacion, id_encuesta, id_pregunta) VALUES ('&quot;;[.C39];&quot;', &quot;;[.D39];&quot;, &quot;;[.E39];&quot;, &quot;;[.A39];&quot;);&quot;)" office:value-type="string" office:string-value="INSERT INTO g_encuesta.opciones(opcion, ponderacion, id_encuesta, id_pregunta) VALUES ('Si', 1, 13, 238);" calcext:value-type="string">
            <text:p>INSERT INTO g_encuesta.opciones(opcion, ponderacion, id_encuesta, id_pregunta) VALUES ('Si', 1, 13, 238);</text:p>
          </table:table-cell>
          <table:table-cell table:number-columns-repeated="1017"/>
        </table:table-row>
        <table:table-row table:style-name="ro4">
          <table:table-cell office:value-type="float" office:value="238" calcext:value-type="float">
            <text:p>238</text:p>
          </table:table-cell>
          <table:table-cell/>
          <table:table-cell table:style-name="ce20" office:value-type="string" calcext:value-type="string">
            <text:p>No</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40];&quot;', &quot;;[.D40];&quot;, &quot;;[.E40];&quot;, &quot;;[.A40];&quot;);&quot;)" office:value-type="string" office:string-value="INSERT INTO g_encuesta.opciones(opcion, ponderacion, id_encuesta, id_pregunta) VALUES ('No', 1, 13, 238);" calcext:value-type="string">
            <text:p>INSERT INTO g_encuesta.opciones(opcion, ponderacion, id_encuesta, id_pregunta) VALUES ('No', 1, 13, 238);</text:p>
          </table:table-cell>
          <table:table-cell table:number-columns-repeated="1017"/>
        </table:table-row>
        <table:table-row table:style-name="ro5">
          <table:table-cell table:style-name="ce14" office:value-type="float" office:value="239" calcext:value-type="float">
            <text:p>239</text:p>
          </table:table-cell>
          <table:table-cell table:style-name="ce16" office:value-type="string" calcext:value-type="string">
            <text:p>Indique su preferencia de horarios para tomar los módulos de estudio de la Maestría enSanidad Vegetal</text:p>
          </table:table-cell>
          <table:table-cell table:style-name="ce19" office:value-type="string" calcext:value-type="string">
            <text:p>Semanal viernes y sábado</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formula="of:=CONCATENATE(&quot;INSERT INTO g_encuesta.preguntas(id_pregunta, id_encuesta, tipo_pregunta, descripcion) VALUES (&quot;;[.A41];&quot;, &quot;;[.E41];&quot;, 'cerrada', '&quot;;[.B41];&quot;');&quot;)" office:value-type="string" office:string-value="INSERT INTO g_encuesta.preguntas(id_pregunta, id_encuesta, tipo_pregunta, descripcion) VALUES (239, 13, 'cerrada', 'Indique su preferencia de horarios para tomar los módulos de estudio de la Maestría enSanidad Vegetal');" calcext:value-type="string">
            <text:p>INSERT INTO g_encuesta.preguntas(id_pregunta, id_encuesta, tipo_pregunta, descripcion) VALUES (239, 13, 'cerrada', 'Indique su preferencia de horarios para tomar los módulos de estudio de la Maestría enSanidad Vegetal');</text:p>
          </table:table-cell>
          <table:table-cell table:style-name="ce22" table:formula="of:=CONCATENATE(&quot;INSERT INTO g_encuesta.opciones(opcion, ponderacion, id_encuesta, id_pregunta) VALUES ('&quot;;[.C41];&quot;', &quot;;[.D41];&quot;, &quot;;[.E41];&quot;, &quot;;[.A41];&quot;);&quot;)" office:value-type="string" office:string-value="INSERT INTO g_encuesta.opciones(opcion, ponderacion, id_encuesta, id_pregunta) VALUES ('Semanal viernes y sábado', 1, 13, 239);" calcext:value-type="string">
            <text:p>INSERT INTO g_encuesta.opciones(opcion, ponderacion, id_encuesta, id_pregunta) VALUES ('Semanal viernes y sábado', 1, 13, 239);</text:p>
          </table:table-cell>
          <table:table-cell table:style-name="ce21" table:number-columns-repeated="250"/>
          <table:table-cell table:style-name="ce23" table:number-columns-repeated="767"/>
        </table:table-row>
        <table:table-row table:style-name="ro4">
          <table:table-cell table:style-name="ce14" office:value-type="float" office:value="239" calcext:value-type="float">
            <text:p>239</text:p>
          </table:table-cell>
          <table:table-cell table:style-name="ce16"/>
          <table:table-cell table:style-name="ce19" office:value-type="string" calcext:value-type="string">
            <text:p>Quincenal viernes y sábados</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42];&quot;', &quot;;[.D42];&quot;, &quot;;[.E42];&quot;, &quot;;[.A42];&quot;);&quot;)" office:value-type="string" office:string-value="INSERT INTO g_encuesta.opciones(opcion, ponderacion, id_encuesta, id_pregunta) VALUES ('Quincenal viernes y sábados', 1, 13, 239);" calcext:value-type="string">
            <text:p>INSERT INTO g_encuesta.opciones(opcion, ponderacion, id_encuesta, id_pregunta) VALUES ('Quincenal viernes y sábados', 1, 13, 239);</text:p>
          </table:table-cell>
          <table:table-cell table:style-name="ce21" table:number-columns-repeated="250"/>
          <table:table-cell table:style-name="ce23" table:number-columns-repeated="767"/>
        </table:table-row>
        <table:table-row table:style-name="ro4">
          <table:table-cell table:style-name="ce14" office:value-type="float" office:value="239" calcext:value-type="float">
            <text:p>239</text:p>
          </table:table-cell>
          <table:table-cell table:style-name="ce16"/>
          <table:table-cell table:style-name="ce19" office:value-type="string" calcext:value-type="string">
            <text:p>Mensual jueves, viernes y sábado</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43];&quot;', &quot;;[.D43];&quot;, &quot;;[.E43];&quot;, &quot;;[.A43];&quot;);&quot;)" office:value-type="string" office:string-value="INSERT INTO g_encuesta.opciones(opcion, ponderacion, id_encuesta, id_pregunta) VALUES ('Mensual jueves, viernes y sábado', 1, 13, 239);" calcext:value-type="string">
            <text:p>INSERT INTO g_encuesta.opciones(opcion, ponderacion, id_encuesta, id_pregunta) VALUES ('Mensual jueves, viernes y sábado', 1, 13, 239);</text:p>
          </table:table-cell>
          <table:table-cell table:style-name="ce21" table:number-columns-repeated="250"/>
          <table:table-cell table:style-name="ce23" table:number-columns-repeated="767"/>
        </table:table-row>
        <table:table-row table:style-name="ro4">
          <table:table-cell table:style-name="ce14" office:value-type="float" office:value="239" calcext:value-type="float">
            <text:p>239</text:p>
          </table:table-cell>
          <table:table-cell table:style-name="ce16"/>
          <table:table-cell table:style-name="ce19" office:value-type="string" calcext:value-type="string">
            <text:p>Mensual jueves, viernes, sábado y domingo</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44];&quot;', &quot;;[.D44];&quot;, &quot;;[.E44];&quot;, &quot;;[.A44];&quot;);&quot;)" office:value-type="string" office:string-value="INSERT INTO g_encuesta.opciones(opcion, ponderacion, id_encuesta, id_pregunta) VALUES ('Mensual jueves, viernes, sábado y domingo', 1, 13, 239);" calcext:value-type="string">
            <text:p>INSERT INTO g_encuesta.opciones(opcion, ponderacion, id_encuesta, id_pregunta) VALUES ('Mensual jueves, viernes, sábado y domingo', 1, 13, 239);</text:p>
          </table:table-cell>
          <table:table-cell table:style-name="ce21" table:number-columns-repeated="250"/>
          <table:table-cell table:style-name="ce23" table:number-columns-repeated="767"/>
        </table:table-row>
        <table:table-row table:style-name="ro4">
          <table:table-cell table:style-name="ce14" office:value-type="float" office:value="239" calcext:value-type="float">
            <text:p>239</text:p>
          </table:table-cell>
          <table:table-cell table:style-name="ce16"/>
          <table:table-cell table:style-name="ce19" office:value-type="string" calcext:value-type="string">
            <text:p>Mensual miércoles, jueves, viernes y sábado</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45];&quot;', &quot;;[.D45];&quot;, &quot;;[.E45];&quot;, &quot;;[.A45];&quot;);&quot;)" office:value-type="string" office:string-value="INSERT INTO g_encuesta.opciones(opcion, ponderacion, id_encuesta, id_pregunta) VALUES ('Mensual miércoles, jueves, viernes y sábado', 1, 13, 239);" calcext:value-type="string">
            <text:p>INSERT INTO g_encuesta.opciones(opcion, ponderacion, id_encuesta, id_pregunta) VALUES ('Mensual miércoles, jueves, viernes y sábado', 1, 13, 239);</text:p>
          </table:table-cell>
          <table:table-cell table:style-name="ce21" table:number-columns-repeated="250"/>
          <table:table-cell table:style-name="ce23" table:number-columns-repeated="767"/>
        </table:table-row>
        <table:table-row table:style-name="ro4">
          <table:table-cell table:style-name="ce14" office:value-type="float" office:value="239" calcext:value-type="float">
            <text:p>239</text:p>
          </table:table-cell>
          <table:table-cell table:style-name="ce16"/>
          <table:table-cell table:style-name="ce19" office:value-type="string" calcext:value-type="string">
            <text:p>Mensual lunes, martes, miércoles, jueves, viernes y sábado</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46];&quot;', &quot;;[.D46];&quot;, &quot;;[.E46];&quot;, &quot;;[.A46];&quot;);&quot;)" office:value-type="string" office:string-value="INSERT INTO g_encuesta.opciones(opcion, ponderacion, id_encuesta, id_pregunta) VALUES ('Mensual lunes, martes, miércoles, jueves, viernes y sábado', 1, 13, 239);" calcext:value-type="string">
            <text:p>INSERT INTO g_encuesta.opciones(opcion, ponderacion, id_encuesta, id_pregunta) VALUES ('Mensual lunes, martes, miércoles, jueves, viernes y sábado', 1, 13, 239);</text:p>
          </table:table-cell>
          <table:table-cell table:style-name="ce21" table:number-columns-repeated="250"/>
          <table:table-cell table:style-name="ce23" table:number-columns-repeated="767"/>
        </table:table-row>
        <table:table-row table:style-name="ro8">
          <table:table-cell office:value-type="float" office:value="240" calcext:value-type="float">
            <text:p>240</text:p>
          </table:table-cell>
          <table:table-cell office:value-type="string" calcext:value-type="string">
            <text:p>Independientemente de la respuesta anterior, por las condiciones de los docentes internacionales, indique su disposición a estudiar algún módulo de la maestría en una semana intensiva(lunes a viernes, 08h00-17h00) al mes</text:p>
          </table:table-cell>
          <table:table-cell table:style-name="ce20" office:value-type="string" calcext:value-type="string">
            <text:p>Si</text:p>
          </table:table-cell>
          <table:table-cell office:value-type="float" office:value="1" calcext:value-type="float">
            <text:p>1</text:p>
          </table:table-cell>
          <table:table-cell table:style-name="ce21" office:value-type="float" office:value="13" calcext:value-type="float">
            <text:p>13</text:p>
          </table:table-cell>
          <table:table-cell table:style-name="ce12" table:formula="of:=CONCATENATE(&quot;INSERT INTO g_encuesta.preguntas(id_pregunta, id_encuesta, tipo_pregunta, descripcion) VALUES (&quot;;[.A47];&quot;, &quot;;[.E47];&quot;, 'cerrada', '&quot;;[.B47];&quot;');&quot;)" office:value-type="string" office:string-value="INSERT INTO g_encuesta.preguntas(id_pregunta, id_encuesta, tipo_pregunta, descripcion) VALUES (240, 13, 'cerrada', 'Independientemente de la respuesta anterior, por las condiciones de los docentes internacionales, indique su disposición a estudiar algún módulo de la maestría en una semana intensiva(lunes a viernes, 08h00-17h00) al mes');" calcext:value-type="string">
            <text:p>INSERT INTO g_encuesta.preguntas(id_pregunta, id_encuesta, tipo_pregunta, descripcion) VALUES (240, 13, 'cerrada', 'Independientemente de la respuesta anterior, por las condiciones de los docentes internacionales, indique su disposición a estudiar algún módulo de la maestría en una semana intensiva(lunes a viernes, 08h00-17h00) al mes');</text:p>
          </table:table-cell>
          <table:table-cell table:style-name="ce22" table:formula="of:=CONCATENATE(&quot;INSERT INTO g_encuesta.opciones(opcion, ponderacion, id_encuesta, id_pregunta) VALUES ('&quot;;[.C47];&quot;', &quot;;[.D47];&quot;, &quot;;[.E47];&quot;, &quot;;[.A47];&quot;);&quot;)" office:value-type="string" office:string-value="INSERT INTO g_encuesta.opciones(opcion, ponderacion, id_encuesta, id_pregunta) VALUES ('Si', 1, 13, 240);" calcext:value-type="string">
            <text:p>INSERT INTO g_encuesta.opciones(opcion, ponderacion, id_encuesta, id_pregunta) VALUES ('Si', 1, 13, 240);</text:p>
          </table:table-cell>
          <table:table-cell table:number-columns-repeated="1017"/>
        </table:table-row>
        <table:table-row table:style-name="ro4">
          <table:table-cell office:value-type="float" office:value="240" calcext:value-type="float">
            <text:p>240</text:p>
          </table:table-cell>
          <table:table-cell/>
          <table:table-cell table:style-name="ce20" office:value-type="string" calcext:value-type="string">
            <text:p>No</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48];&quot;', &quot;;[.D48];&quot;, &quot;;[.E48];&quot;, &quot;;[.A48];&quot;);&quot;)" office:value-type="string" office:string-value="INSERT INTO g_encuesta.opciones(opcion, ponderacion, id_encuesta, id_pregunta) VALUES ('No', 1, 13, 240);" calcext:value-type="string">
            <text:p>INSERT INTO g_encuesta.opciones(opcion, ponderacion, id_encuesta, id_pregunta) VALUES ('No', 1, 13, 240);</text:p>
          </table:table-cell>
          <table:table-cell table:number-columns-repeated="1017"/>
        </table:table-row>
        <table:table-row table:style-name="ro5">
          <table:table-cell table:style-name="ce14" office:value-type="float" office:value="241" calcext:value-type="float">
            <text:p>241</text:p>
          </table:table-cell>
          <table:table-cell table:style-name="ce16" office:value-type="string" calcext:value-type="string">
            <text:p>Conociendo que el inglés es un requisito para optar por un programa de maestría, por favor indique su nivel de conocimiento de este idioma</text:p>
          </table:table-cell>
          <table:table-cell table:style-name="ce19" office:value-type="string" calcext:value-type="string">
            <text:p>Avanzado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formula="of:=CONCATENATE(&quot;INSERT INTO g_encuesta.preguntas(id_pregunta, id_encuesta, tipo_pregunta, descripcion) VALUES (&quot;;[.A49];&quot;, &quot;;[.E49];&quot;, 'cerrada', '&quot;;[.B49];&quot;');&quot;)" office:value-type="string" office:string-value="INSERT INTO g_encuesta.preguntas(id_pregunta, id_encuesta, tipo_pregunta, descripcion) VALUES (241, 13, 'cerrada', 'Conociendo que el inglés es un requisito para optar por un programa de maestría, por favor indique su nivel de conocimiento de este idioma');" calcext:value-type="string">
            <text:p>INSERT INTO g_encuesta.preguntas(id_pregunta, id_encuesta, tipo_pregunta, descripcion) VALUES (241, 13, 'cerrada', 'Conociendo que el inglés es un requisito para optar por un programa de maestría, por favor indique su nivel de conocimiento de este idioma');</text:p>
          </table:table-cell>
          <table:table-cell table:style-name="ce22" table:formula="of:=CONCATENATE(&quot;INSERT INTO g_encuesta.opciones(opcion, ponderacion, id_encuesta, id_pregunta) VALUES ('&quot;;[.C49];&quot;', &quot;;[.D49];&quot;, &quot;;[.E49];&quot;, &quot;;[.A49];&quot;);&quot;)" office:value-type="string" office:string-value="INSERT INTO g_encuesta.opciones(opcion, ponderacion, id_encuesta, id_pregunta) VALUES ('Avanzado ', 1, 13, 241);" calcext:value-type="string">
            <text:p>INSERT INTO g_encuesta.opciones(opcion, ponderacion, id_encuesta, id_pregunta) VALUES ('Avanzado ', 1, 13, 241);</text:p>
          </table:table-cell>
          <table:table-cell table:style-name="ce21" table:number-columns-repeated="250"/>
          <table:table-cell table:style-name="ce23" table:number-columns-repeated="767"/>
        </table:table-row>
        <table:table-row table:style-name="ro4">
          <table:table-cell table:style-name="ce14" office:value-type="float" office:value="241" calcext:value-type="float">
            <text:p>241</text:p>
          </table:table-cell>
          <table:table-cell table:style-name="ce16"/>
          <table:table-cell table:style-name="ce19" office:value-type="string" calcext:value-type="string">
            <text:p>Medio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50];&quot;', &quot;;[.D50];&quot;, &quot;;[.E50];&quot;, &quot;;[.A50];&quot;);&quot;)" office:value-type="string" office:string-value="INSERT INTO g_encuesta.opciones(opcion, ponderacion, id_encuesta, id_pregunta) VALUES ('Medio ', 1, 13, 241);" calcext:value-type="string">
            <text:p>INSERT INTO g_encuesta.opciones(opcion, ponderacion, id_encuesta, id_pregunta) VALUES ('Medio ', 1, 13, 241);</text:p>
          </table:table-cell>
          <table:table-cell table:style-name="ce21" table:number-columns-repeated="250"/>
          <table:table-cell table:style-name="ce23" table:number-columns-repeated="767"/>
        </table:table-row>
        <table:table-row table:style-name="ro4">
          <table:table-cell table:style-name="ce14" office:value-type="float" office:value="241" calcext:value-type="float">
            <text:p>241</text:p>
          </table:table-cell>
          <table:table-cell table:style-name="ce16"/>
          <table:table-cell table:style-name="ce19" office:value-type="string" calcext:value-type="string">
            <text:p>Básico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51];&quot;', &quot;;[.D51];&quot;, &quot;;[.E51];&quot;, &quot;;[.A51];&quot;);&quot;)" office:value-type="string" office:string-value="INSERT INTO g_encuesta.opciones(opcion, ponderacion, id_encuesta, id_pregunta) VALUES ('Básico ', 1, 13, 241);" calcext:value-type="string">
            <text:p>INSERT INTO g_encuesta.opciones(opcion, ponderacion, id_encuesta, id_pregunta) VALUES ('Básico ', 1, 13, 241);</text:p>
          </table:table-cell>
          <table:table-cell table:style-name="ce21" table:number-columns-repeated="250"/>
          <table:table-cell table:style-name="ce23" table:number-columns-repeated="767"/>
        </table:table-row>
        <table:table-row table:style-name="ro4">
          <table:table-cell office:value-type="float" office:value="242" calcext:value-type="float">
            <text:p>242</text:p>
          </table:table-cell>
          <table:table-cell office:value-type="string" calcext:value-type="string">
            <text:p>Seleccione un contenido que le interesa que aborde el programa académico</text:p>
          </table:table-cell>
          <table:table-cell table:style-name="ce20" office:value-type="string" calcext:value-type="string">
            <text:p>Certificación fitosanitaria </text:p>
          </table:table-cell>
          <table:table-cell office:value-type="float" office:value="1" calcext:value-type="float">
            <text:p>1</text:p>
          </table:table-cell>
          <table:table-cell table:style-name="ce21" office:value-type="float" office:value="13" calcext:value-type="float">
            <text:p>13</text:p>
          </table:table-cell>
          <table:table-cell table:style-name="ce12" table:formula="of:=CONCATENATE(&quot;INSERT INTO g_encuesta.preguntas(id_pregunta, id_encuesta, tipo_pregunta, descripcion) VALUES (&quot;;[.A52];&quot;, &quot;;[.E52];&quot;, 'cerrada', '&quot;;[.B52];&quot;');&quot;)" office:value-type="string" office:string-value="INSERT INTO g_encuesta.preguntas(id_pregunta, id_encuesta, tipo_pregunta, descripcion) VALUES (242, 13, 'cerrada', 'Seleccione un contenido que le interesa que aborde el programa académico');" calcext:value-type="string">
            <text:p>INSERT INTO g_encuesta.preguntas(id_pregunta, id_encuesta, tipo_pregunta, descripcion) VALUES (242, 13, 'cerrada', 'Seleccione un contenido que le interesa que aborde el programa académico');</text:p>
          </table:table-cell>
          <table:table-cell table:style-name="ce22" table:formula="of:=CONCATENATE(&quot;INSERT INTO g_encuesta.opciones(opcion, ponderacion, id_encuesta, id_pregunta) VALUES ('&quot;;[.C52];&quot;', &quot;;[.D52];&quot;, &quot;;[.E52];&quot;, &quot;;[.A52];&quot;);&quot;)" office:value-type="string" office:string-value="INSERT INTO g_encuesta.opciones(opcion, ponderacion, id_encuesta, id_pregunta) VALUES ('Certificación fitosanitaria ', 1, 13, 242);" calcext:value-type="string">
            <text:p>INSERT INTO g_encuesta.opciones(opcion, ponderacion, id_encuesta, id_pregunta) VALUES ('Certificación fitosanitaria ', 1, 13, 242);</text:p>
          </table:table-cell>
          <table:table-cell table:number-columns-repeated="1017"/>
        </table:table-row>
        <table:table-row table:style-name="ro4">
          <table:table-cell office:value-type="float" office:value="242" calcext:value-type="float">
            <text:p>242</text:p>
          </table:table-cell>
          <table:table-cell/>
          <table:table-cell table:style-name="ce20" office:value-type="string" calcext:value-type="string">
            <text:p>Control fitosanitario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53];&quot;', &quot;;[.D53];&quot;, &quot;;[.E53];&quot;, &quot;;[.A53];&quot;);&quot;)" office:value-type="string" office:string-value="INSERT INTO g_encuesta.opciones(opcion, ponderacion, id_encuesta, id_pregunta) VALUES ('Control fitosanitario ', 1, 13, 242);" calcext:value-type="string">
            <text:p>INSERT INTO g_encuesta.opciones(opcion, ponderacion, id_encuesta, id_pregunta) VALUES ('Control fitosanitario ', 1, 13, 242);</text:p>
          </table:table-cell>
          <table:table-cell table:number-columns-repeated="1017"/>
        </table:table-row>
        <table:table-row table:style-name="ro4">
          <table:table-cell office:value-type="float" office:value="242" calcext:value-type="float">
            <text:p>242</text:p>
          </table:table-cell>
          <table:table-cell/>
          <table:table-cell table:style-name="ce20" office:value-type="string" calcext:value-type="string">
            <text:p>Vigilancia fitosanitaria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54];&quot;', &quot;;[.D54];&quot;, &quot;;[.E54];&quot;, &quot;;[.A54];&quot;);&quot;)" office:value-type="string" office:string-value="INSERT INTO g_encuesta.opciones(opcion, ponderacion, id_encuesta, id_pregunta) VALUES ('Vigilancia fitosanitaria ', 1, 13, 242);" calcext:value-type="string">
            <text:p>INSERT INTO g_encuesta.opciones(opcion, ponderacion, id_encuesta, id_pregunta) VALUES ('Vigilancia fitosanitaria ', 1, 13, 242);</text:p>
          </table:table-cell>
          <table:table-cell table:number-columns-repeated="1017"/>
        </table:table-row>
        <table:table-row table:style-name="ro4">
          <table:table-cell office:value-type="float" office:value="242" calcext:value-type="float">
            <text:p>242</text:p>
          </table:table-cell>
          <table:table-cell/>
          <table:table-cell table:style-name="ce20" office:value-type="string" calcext:value-type="string">
            <text:p>Régimen internacional agrícola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55];&quot;', &quot;;[.D55];&quot;, &quot;;[.E55];&quot;, &quot;;[.A55];&quot;);&quot;)" office:value-type="string" office:string-value="INSERT INTO g_encuesta.opciones(opcion, ponderacion, id_encuesta, id_pregunta) VALUES ('Régimen internacional agrícola ', 1, 13, 242);" calcext:value-type="string">
            <text:p>INSERT INTO g_encuesta.opciones(opcion, ponderacion, id_encuesta, id_pregunta) VALUES ('Régimen internacional agrícola ', 1, 13, 242);</text:p>
          </table:table-cell>
          <table:table-cell table:number-columns-repeated="1017"/>
        </table:table-row>
        <table:table-row table:style-name="ro4">
          <table:table-cell office:value-type="float" office:value="242" calcext:value-type="float">
            <text:p>242</text:p>
          </table:table-cell>
          <table:table-cell/>
          <table:table-cell table:style-name="ce20" office:value-type="string" calcext:value-type="string">
            <text:p>Comercio exterior y negocios internacionales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56];&quot;', &quot;;[.D56];&quot;, &quot;;[.E56];&quot;, &quot;;[.A56];&quot;);&quot;)" office:value-type="string" office:string-value="INSERT INTO g_encuesta.opciones(opcion, ponderacion, id_encuesta, id_pregunta) VALUES ('Comercio exterior y negocios internacionales ', 1, 13, 242);" calcext:value-type="string">
            <text:p>INSERT INTO g_encuesta.opciones(opcion, ponderacion, id_encuesta, id_pregunta) VALUES ('Comercio exterior y negocios internacionales ', 1, 13, 242);</text:p>
          </table:table-cell>
          <table:table-cell table:number-columns-repeated="1017"/>
        </table:table-row>
        <table:table-row table:style-name="ro4">
          <table:table-cell office:value-type="float" office:value="242" calcext:value-type="float">
            <text:p>242</text:p>
          </table:table-cell>
          <table:table-cell/>
          <table:table-cell table:style-name="ce20" office:value-type="string" calcext:value-type="string">
            <text:p>Relaciones Internacionales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57];&quot;', &quot;;[.D57];&quot;, &quot;;[.E57];&quot;, &quot;;[.A57];&quot;);&quot;)" office:value-type="string" office:string-value="INSERT INTO g_encuesta.opciones(opcion, ponderacion, id_encuesta, id_pregunta) VALUES ('Relaciones Internacionales ', 1, 13, 242);" calcext:value-type="string">
            <text:p>INSERT INTO g_encuesta.opciones(opcion, ponderacion, id_encuesta, id_pregunta) VALUES ('Relaciones Internacionales ', 1, 13, 242);</text:p>
          </table:table-cell>
          <table:table-cell table:number-columns-repeated="1017"/>
        </table:table-row>
        <table:table-row table:style-name="ro4">
          <table:table-cell office:value-type="float" office:value="242" calcext:value-type="float">
            <text:p>242</text:p>
          </table:table-cell>
          <table:table-cell/>
          <table:table-cell table:style-name="ce20" office:value-type="string" calcext:value-type="string">
            <text:p>Marketing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58];&quot;', &quot;;[.D58];&quot;, &quot;;[.E58];&quot;, &quot;;[.A58];&quot;);&quot;)" office:value-type="string" office:string-value="INSERT INTO g_encuesta.opciones(opcion, ponderacion, id_encuesta, id_pregunta) VALUES ('Marketing ', 1, 13, 242);" calcext:value-type="string">
            <text:p>INSERT INTO g_encuesta.opciones(opcion, ponderacion, id_encuesta, id_pregunta) VALUES ('Marketing ', 1, 13, 242);</text:p>
          </table:table-cell>
          <table:table-cell table:number-columns-repeated="1017"/>
        </table:table-row>
        <table:table-row table:style-name="ro4">
          <table:table-cell table:style-name="ce14" office:value-type="float" office:value="243" calcext:value-type="float">
            <text:p>243</text:p>
          </table:table-cell>
          <table:table-cell table:style-name="ce16" office:value-type="string" calcext:value-type="string">
            <text:p>Seleccione un segundo contenido que le interesa que aborde el programa académico</text:p>
          </table:table-cell>
          <table:table-cell table:style-name="ce19" office:value-type="string" calcext:value-type="string">
            <text:p>Certificación fitosanitaria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formula="of:=CONCATENATE(&quot;INSERT INTO g_encuesta.preguntas(id_pregunta, id_encuesta, tipo_pregunta, descripcion) VALUES (&quot;;[.A59];&quot;, &quot;;[.E59];&quot;, 'cerrada', '&quot;;[.B59];&quot;');&quot;)" office:value-type="string" office:string-value="INSERT INTO g_encuesta.preguntas(id_pregunta, id_encuesta, tipo_pregunta, descripcion) VALUES (243, 13, 'cerrada', 'Seleccione un segundo contenido que le interesa que aborde el programa académico');" calcext:value-type="string">
            <text:p>INSERT INTO g_encuesta.preguntas(id_pregunta, id_encuesta, tipo_pregunta, descripcion) VALUES (243, 13, 'cerrada', 'Seleccione un segundo contenido que le interesa que aborde el programa académico');</text:p>
          </table:table-cell>
          <table:table-cell table:style-name="ce22" table:formula="of:=CONCATENATE(&quot;INSERT INTO g_encuesta.opciones(opcion, ponderacion, id_encuesta, id_pregunta) VALUES ('&quot;;[.C59];&quot;', &quot;;[.D59];&quot;, &quot;;[.E59];&quot;, &quot;;[.A59];&quot;);&quot;)" office:value-type="string" office:string-value="INSERT INTO g_encuesta.opciones(opcion, ponderacion, id_encuesta, id_pregunta) VALUES ('Certificación fitosanitaria ', 1, 13, 243);" calcext:value-type="string">
            <text:p>INSERT INTO g_encuesta.opciones(opcion, ponderacion, id_encuesta, id_pregunta) VALUES ('Certificación fitosanitaria ', 1, 13, 243);</text:p>
          </table:table-cell>
          <table:table-cell table:style-name="ce21" table:number-columns-repeated="250"/>
          <table:table-cell table:style-name="ce23" table:number-columns-repeated="767"/>
        </table:table-row>
        <table:table-row table:style-name="ro4">
          <table:table-cell table:style-name="ce14" office:value-type="float" office:value="243" calcext:value-type="float">
            <text:p>243</text:p>
          </table:table-cell>
          <table:table-cell table:style-name="ce16"/>
          <table:table-cell table:style-name="ce19" office:value-type="string" calcext:value-type="string">
            <text:p>Control fitosanitario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60];&quot;', &quot;;[.D60];&quot;, &quot;;[.E60];&quot;, &quot;;[.A60];&quot;);&quot;)" office:value-type="string" office:string-value="INSERT INTO g_encuesta.opciones(opcion, ponderacion, id_encuesta, id_pregunta) VALUES ('Control fitosanitario ', 1, 13, 243);" calcext:value-type="string">
            <text:p>INSERT INTO g_encuesta.opciones(opcion, ponderacion, id_encuesta, id_pregunta) VALUES ('Control fitosanitario ', 1, 13, 243);</text:p>
          </table:table-cell>
          <table:table-cell table:style-name="ce21" table:number-columns-repeated="250"/>
          <table:table-cell table:style-name="ce23" table:number-columns-repeated="767"/>
        </table:table-row>
        <table:table-row table:style-name="ro4">
          <table:table-cell table:style-name="ce14" office:value-type="float" office:value="243" calcext:value-type="float">
            <text:p>243</text:p>
          </table:table-cell>
          <table:table-cell table:style-name="ce16"/>
          <table:table-cell table:style-name="ce19" office:value-type="string" calcext:value-type="string">
            <text:p>Vigilancia fitosanitaria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61];&quot;', &quot;;[.D61];&quot;, &quot;;[.E61];&quot;, &quot;;[.A61];&quot;);&quot;)" office:value-type="string" office:string-value="INSERT INTO g_encuesta.opciones(opcion, ponderacion, id_encuesta, id_pregunta) VALUES ('Vigilancia fitosanitaria ', 1, 13, 243);" calcext:value-type="string">
            <text:p>INSERT INTO g_encuesta.opciones(opcion, ponderacion, id_encuesta, id_pregunta) VALUES ('Vigilancia fitosanitaria ', 1, 13, 243);</text:p>
          </table:table-cell>
          <table:table-cell table:style-name="ce21" table:number-columns-repeated="250"/>
          <table:table-cell table:style-name="ce23" table:number-columns-repeated="767"/>
        </table:table-row>
        <table:table-row table:style-name="ro4">
          <table:table-cell table:style-name="ce14" office:value-type="float" office:value="243" calcext:value-type="float">
            <text:p>243</text:p>
          </table:table-cell>
          <table:table-cell table:style-name="ce16"/>
          <table:table-cell table:style-name="ce19" office:value-type="string" calcext:value-type="string">
            <text:p>Régimen internacional agrícola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62];&quot;', &quot;;[.D62];&quot;, &quot;;[.E62];&quot;, &quot;;[.A62];&quot;);&quot;)" office:value-type="string" office:string-value="INSERT INTO g_encuesta.opciones(opcion, ponderacion, id_encuesta, id_pregunta) VALUES ('Régimen internacional agrícola ', 1, 13, 243);" calcext:value-type="string">
            <text:p>INSERT INTO g_encuesta.opciones(opcion, ponderacion, id_encuesta, id_pregunta) VALUES ('Régimen internacional agrícola ', 1, 13, 243);</text:p>
          </table:table-cell>
          <table:table-cell table:style-name="ce21" table:number-columns-repeated="250"/>
          <table:table-cell table:style-name="ce23" table:number-columns-repeated="767"/>
        </table:table-row>
        <table:table-row table:style-name="ro4">
          <table:table-cell table:style-name="ce14" office:value-type="float" office:value="243" calcext:value-type="float">
            <text:p>243</text:p>
          </table:table-cell>
          <table:table-cell table:style-name="ce16"/>
          <table:table-cell table:style-name="ce19" office:value-type="string" calcext:value-type="string">
            <text:p>Comercio exterior y negocios internacionales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63];&quot;', &quot;;[.D63];&quot;, &quot;;[.E63];&quot;, &quot;;[.A63];&quot;);&quot;)" office:value-type="string" office:string-value="INSERT INTO g_encuesta.opciones(opcion, ponderacion, id_encuesta, id_pregunta) VALUES ('Comercio exterior y negocios internacionales ', 1, 13, 243);" calcext:value-type="string">
            <text:p>INSERT INTO g_encuesta.opciones(opcion, ponderacion, id_encuesta, id_pregunta) VALUES ('Comercio exterior y negocios internacionales ', 1, 13, 243);</text:p>
          </table:table-cell>
          <table:table-cell table:style-name="ce21" table:number-columns-repeated="250"/>
          <table:table-cell table:style-name="ce23" table:number-columns-repeated="767"/>
        </table:table-row>
        <table:table-row table:style-name="ro4">
          <table:table-cell table:style-name="ce14" office:value-type="float" office:value="243" calcext:value-type="float">
            <text:p>243</text:p>
          </table:table-cell>
          <table:table-cell table:style-name="ce16"/>
          <table:table-cell table:style-name="ce19" office:value-type="string" calcext:value-type="string">
            <text:p>Relaciones Internacionales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64];&quot;', &quot;;[.D64];&quot;, &quot;;[.E64];&quot;, &quot;;[.A64];&quot;);&quot;)" office:value-type="string" office:string-value="INSERT INTO g_encuesta.opciones(opcion, ponderacion, id_encuesta, id_pregunta) VALUES ('Relaciones Internacionales ', 1, 13, 243);" calcext:value-type="string">
            <text:p>INSERT INTO g_encuesta.opciones(opcion, ponderacion, id_encuesta, id_pregunta) VALUES ('Relaciones Internacionales ', 1, 13, 243);</text:p>
          </table:table-cell>
          <table:table-cell table:style-name="ce21" table:number-columns-repeated="250"/>
          <table:table-cell table:style-name="ce23" table:number-columns-repeated="767"/>
        </table:table-row>
        <table:table-row table:style-name="ro4">
          <table:table-cell table:style-name="ce14" office:value-type="float" office:value="243" calcext:value-type="float">
            <text:p>243</text:p>
          </table:table-cell>
          <table:table-cell table:style-name="ce16"/>
          <table:table-cell table:style-name="ce19" office:value-type="string" calcext:value-type="string">
            <text:p>Marketing </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65];&quot;', &quot;;[.D65];&quot;, &quot;;[.E65];&quot;, &quot;;[.A65];&quot;);&quot;)" office:value-type="string" office:string-value="INSERT INTO g_encuesta.opciones(opcion, ponderacion, id_encuesta, id_pregunta) VALUES ('Marketing ', 1, 13, 243);" calcext:value-type="string">
            <text:p>INSERT INTO g_encuesta.opciones(opcion, ponderacion, id_encuesta, id_pregunta) VALUES ('Marketing ', 1, 13, 243);</text:p>
          </table:table-cell>
          <table:table-cell table:style-name="ce21" table:number-columns-repeated="250"/>
          <table:table-cell table:style-name="ce23" table:number-columns-repeated="767"/>
        </table:table-row>
        <table:table-row table:style-name="ro4">
          <table:table-cell office:value-type="float" office:value="244" calcext:value-type="float">
            <text:p>244</text:p>
          </table:table-cell>
          <table:table-cell office:value-type="string" calcext:value-type="string">
            <text:p>Seleccione un tercer contenido que le interesa que aborde el programa académico</text:p>
          </table:table-cell>
          <table:table-cell table:style-name="ce20" office:value-type="string" calcext:value-type="string">
            <text:p>Certificación fitosanitaria </text:p>
          </table:table-cell>
          <table:table-cell office:value-type="float" office:value="1" calcext:value-type="float">
            <text:p>1</text:p>
          </table:table-cell>
          <table:table-cell table:style-name="ce21" office:value-type="float" office:value="13" calcext:value-type="float">
            <text:p>13</text:p>
          </table:table-cell>
          <table:table-cell table:style-name="ce12" table:formula="of:=CONCATENATE(&quot;INSERT INTO g_encuesta.preguntas(id_pregunta, id_encuesta, tipo_pregunta, descripcion) VALUES (&quot;;[.A66];&quot;, &quot;;[.E66];&quot;, 'cerrada', '&quot;;[.B66];&quot;');&quot;)" office:value-type="string" office:string-value="INSERT INTO g_encuesta.preguntas(id_pregunta, id_encuesta, tipo_pregunta, descripcion) VALUES (244, 13, 'cerrada', 'Seleccione un tercer contenido que le interesa que aborde el programa académico');" calcext:value-type="string">
            <text:p>INSERT INTO g_encuesta.preguntas(id_pregunta, id_encuesta, tipo_pregunta, descripcion) VALUES (244, 13, 'cerrada', 'Seleccione un tercer contenido que le interesa que aborde el programa académico');</text:p>
          </table:table-cell>
          <table:table-cell table:style-name="ce22" table:formula="of:=CONCATENATE(&quot;INSERT INTO g_encuesta.opciones(opcion, ponderacion, id_encuesta, id_pregunta) VALUES ('&quot;;[.C66];&quot;', &quot;;[.D66];&quot;, &quot;;[.E66];&quot;, &quot;;[.A66];&quot;);&quot;)" office:value-type="string" office:string-value="INSERT INTO g_encuesta.opciones(opcion, ponderacion, id_encuesta, id_pregunta) VALUES ('Certificación fitosanitaria ', 1, 13, 244);" calcext:value-type="string">
            <text:p>INSERT INTO g_encuesta.opciones(opcion, ponderacion, id_encuesta, id_pregunta) VALUES ('Certificación fitosanitaria ', 1, 13, 244);</text:p>
          </table:table-cell>
          <table:table-cell table:number-columns-repeated="1017"/>
        </table:table-row>
        <table:table-row table:style-name="ro4">
          <table:table-cell office:value-type="float" office:value="244" calcext:value-type="float">
            <text:p>244</text:p>
          </table:table-cell>
          <table:table-cell/>
          <table:table-cell table:style-name="ce20" office:value-type="string" calcext:value-type="string">
            <text:p>Control fitosanitario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67];&quot;', &quot;;[.D67];&quot;, &quot;;[.E67];&quot;, &quot;;[.A67];&quot;);&quot;)" office:value-type="string" office:string-value="INSERT INTO g_encuesta.opciones(opcion, ponderacion, id_encuesta, id_pregunta) VALUES ('Control fitosanitario ', 1, 13, 244);" calcext:value-type="string">
            <text:p>INSERT INTO g_encuesta.opciones(opcion, ponderacion, id_encuesta, id_pregunta) VALUES ('Control fitosanitario ', 1, 13, 244);</text:p>
          </table:table-cell>
          <table:table-cell table:number-columns-repeated="1017"/>
        </table:table-row>
        <table:table-row table:style-name="ro4">
          <table:table-cell office:value-type="float" office:value="244" calcext:value-type="float">
            <text:p>244</text:p>
          </table:table-cell>
          <table:table-cell/>
          <table:table-cell table:style-name="ce20" office:value-type="string" calcext:value-type="string">
            <text:p>Vigilancia fitosanitaria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68];&quot;', &quot;;[.D68];&quot;, &quot;;[.E68];&quot;, &quot;;[.A68];&quot;);&quot;)" office:value-type="string" office:string-value="INSERT INTO g_encuesta.opciones(opcion, ponderacion, id_encuesta, id_pregunta) VALUES ('Vigilancia fitosanitaria ', 1, 13, 244);" calcext:value-type="string">
            <text:p>INSERT INTO g_encuesta.opciones(opcion, ponderacion, id_encuesta, id_pregunta) VALUES ('Vigilancia fitosanitaria ', 1, 13, 244);</text:p>
          </table:table-cell>
          <table:table-cell table:number-columns-repeated="1017"/>
        </table:table-row>
        <table:table-row table:style-name="ro4">
          <table:table-cell office:value-type="float" office:value="244" calcext:value-type="float">
            <text:p>244</text:p>
          </table:table-cell>
          <table:table-cell/>
          <table:table-cell table:style-name="ce20" office:value-type="string" calcext:value-type="string">
            <text:p>Régimen internacional agrícola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69];&quot;', &quot;;[.D69];&quot;, &quot;;[.E69];&quot;, &quot;;[.A69];&quot;);&quot;)" office:value-type="string" office:string-value="INSERT INTO g_encuesta.opciones(opcion, ponderacion, id_encuesta, id_pregunta) VALUES ('Régimen internacional agrícola ', 1, 13, 244);" calcext:value-type="string">
            <text:p>INSERT INTO g_encuesta.opciones(opcion, ponderacion, id_encuesta, id_pregunta) VALUES ('Régimen internacional agrícola ', 1, 13, 244);</text:p>
          </table:table-cell>
          <table:table-cell table:number-columns-repeated="1017"/>
        </table:table-row>
        <table:table-row table:style-name="ro4">
          <table:table-cell office:value-type="float" office:value="244" calcext:value-type="float">
            <text:p>244</text:p>
          </table:table-cell>
          <table:table-cell/>
          <table:table-cell table:style-name="ce20" office:value-type="string" calcext:value-type="string">
            <text:p>Comercio exterior y negocios internacionales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70];&quot;', &quot;;[.D70];&quot;, &quot;;[.E70];&quot;, &quot;;[.A70];&quot;);&quot;)" office:value-type="string" office:string-value="INSERT INTO g_encuesta.opciones(opcion, ponderacion, id_encuesta, id_pregunta) VALUES ('Comercio exterior y negocios internacionales ', 1, 13, 244);" calcext:value-type="string">
            <text:p>INSERT INTO g_encuesta.opciones(opcion, ponderacion, id_encuesta, id_pregunta) VALUES ('Comercio exterior y negocios internacionales ', 1, 13, 244);</text:p>
          </table:table-cell>
          <table:table-cell table:number-columns-repeated="1017"/>
        </table:table-row>
        <table:table-row table:style-name="ro4">
          <table:table-cell office:value-type="float" office:value="244" calcext:value-type="float">
            <text:p>244</text:p>
          </table:table-cell>
          <table:table-cell/>
          <table:table-cell table:style-name="ce20" office:value-type="string" calcext:value-type="string">
            <text:p>Relaciones Internacionales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71];&quot;', &quot;;[.D71];&quot;, &quot;;[.E71];&quot;, &quot;;[.A71];&quot;);&quot;)" office:value-type="string" office:string-value="INSERT INTO g_encuesta.opciones(opcion, ponderacion, id_encuesta, id_pregunta) VALUES ('Relaciones Internacionales ', 1, 13, 244);" calcext:value-type="string">
            <text:p>INSERT INTO g_encuesta.opciones(opcion, ponderacion, id_encuesta, id_pregunta) VALUES ('Relaciones Internacionales ', 1, 13, 244);</text:p>
          </table:table-cell>
          <table:table-cell table:number-columns-repeated="1017"/>
        </table:table-row>
        <table:table-row table:style-name="ro4">
          <table:table-cell office:value-type="float" office:value="244" calcext:value-type="float">
            <text:p>244</text:p>
          </table:table-cell>
          <table:table-cell/>
          <table:table-cell table:style-name="ce20" office:value-type="string" calcext:value-type="string">
            <text:p>Marketing </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72];&quot;', &quot;;[.D72];&quot;, &quot;;[.E72];&quot;, &quot;;[.A72];&quot;);&quot;)" office:value-type="string" office:string-value="INSERT INTO g_encuesta.opciones(opcion, ponderacion, id_encuesta, id_pregunta) VALUES ('Marketing ', 1, 13, 244);" calcext:value-type="string">
            <text:p>INSERT INTO g_encuesta.opciones(opcion, ponderacion, id_encuesta, id_pregunta) VALUES ('Marketing ', 1, 13, 244);</text:p>
          </table:table-cell>
          <table:table-cell table:number-columns-repeated="1017"/>
        </table:table-row>
        <table:table-row table:style-name="ro4">
          <table:table-cell table:style-name="ce14" office:value-type="float" office:value="245" calcext:value-type="float">
            <text:p>245</text:p>
          </table:table-cell>
          <table:table-cell table:style-name="ce16" office:value-type="string" calcext:value-type="string">
            <text:p>Indique el tipo de maestría que preferiría estudiar</text:p>
          </table:table-cell>
          <table:table-cell table:style-name="ce19" office:value-type="string" calcext:value-type="string">
            <text:p>Maestría profesionalizante (menor exigencia y en días discontinuos al mes)</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formula="of:=CONCATENATE(&quot;INSERT INTO g_encuesta.preguntas(id_pregunta, id_encuesta, tipo_pregunta, descripcion) VALUES (&quot;;[.A73];&quot;, &quot;;[.E73];&quot;, 'cerrada', '&quot;;[.B73];&quot;');&quot;)" office:value-type="string" office:string-value="INSERT INTO g_encuesta.preguntas(id_pregunta, id_encuesta, tipo_pregunta, descripcion) VALUES (245, 13, 'cerrada', 'Indique el tipo de maestría que preferiría estudiar');" calcext:value-type="string">
            <text:p>INSERT INTO g_encuesta.preguntas(id_pregunta, id_encuesta, tipo_pregunta, descripcion) VALUES (245, 13, 'cerrada', 'Indique el tipo de maestría que preferiría estudiar');</text:p>
          </table:table-cell>
          <table:table-cell table:style-name="ce22" table:formula="of:=CONCATENATE(&quot;INSERT INTO g_encuesta.opciones(opcion, ponderacion, id_encuesta, id_pregunta) VALUES ('&quot;;[.C73];&quot;', &quot;;[.D73];&quot;, &quot;;[.E73];&quot;, &quot;;[.A73];&quot;);&quot;)" office:value-type="string" office:string-value="INSERT INTO g_encuesta.opciones(opcion, ponderacion, id_encuesta, id_pregunta) VALUES ('Maestría profesionalizante (menor exigencia y en días discontinuos al mes)', 1, 13, 245);" calcext:value-type="string">
            <text:p>INSERT INTO g_encuesta.opciones(opcion, ponderacion, id_encuesta, id_pregunta) VALUES ('Maestría profesionalizante (menor exigencia y en días discontinuos al mes)', 1, 13, 245);</text:p>
          </table:table-cell>
          <table:table-cell table:style-name="ce21" table:number-columns-repeated="250"/>
          <table:table-cell table:style-name="ce23" table:number-columns-repeated="767"/>
        </table:table-row>
        <table:table-row table:style-name="ro4">
          <table:table-cell table:style-name="ce14" office:value-type="float" office:value="245" calcext:value-type="float">
            <text:p>245</text:p>
          </table:table-cell>
          <table:table-cell table:style-name="ce16"/>
          <table:table-cell table:style-name="ce19" office:value-type="string" calcext:value-type="string">
            <text:p>Maestría en Ciencias (exigencia en investigación y en días continuos al mes)</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74];&quot;', &quot;;[.D74];&quot;, &quot;;[.E74];&quot;, &quot;;[.A74];&quot;);&quot;)" office:value-type="string" office:string-value="INSERT INTO g_encuesta.opciones(opcion, ponderacion, id_encuesta, id_pregunta) VALUES ('Maestría en Ciencias (exigencia en investigación y en días continuos al mes)', 1, 13, 245);" calcext:value-type="string">
            <text:p>INSERT INTO g_encuesta.opciones(opcion, ponderacion, id_encuesta, id_pregunta) VALUES ('Maestría en Ciencias (exigencia en investigación y en días continuos al mes)', 1, 13, 245);</text:p>
          </table:table-cell>
          <table:table-cell table:style-name="ce21" table:number-columns-repeated="250"/>
          <table:table-cell table:style-name="ce23" table:number-columns-repeated="767"/>
        </table:table-row>
        <table:table-row table:style-name="ro4">
          <table:table-cell office:value-type="float" office:value="246" calcext:value-type="float">
            <text:p>246</text:p>
          </table:table-cell>
          <table:table-cell office:value-type="string" calcext:value-type="string">
            <text:p>Si realizara una maestría usted estaría dispuesto a pagar</text:p>
          </table:table-cell>
          <table:table-cell table:style-name="ce20" office:value-type="string" calcext:value-type="string">
            <text:p>Entre 7 001 y 8 000 US$</text:p>
          </table:table-cell>
          <table:table-cell office:value-type="float" office:value="1" calcext:value-type="float">
            <text:p>1</text:p>
          </table:table-cell>
          <table:table-cell table:style-name="ce21" office:value-type="float" office:value="13" calcext:value-type="float">
            <text:p>13</text:p>
          </table:table-cell>
          <table:table-cell table:style-name="ce12" table:formula="of:=CONCATENATE(&quot;INSERT INTO g_encuesta.preguntas(id_pregunta, id_encuesta, tipo_pregunta, descripcion) VALUES (&quot;;[.A75];&quot;, &quot;;[.E75];&quot;, 'cerrada', '&quot;;[.B75];&quot;');&quot;)" office:value-type="string" office:string-value="INSERT INTO g_encuesta.preguntas(id_pregunta, id_encuesta, tipo_pregunta, descripcion) VALUES (246, 13, 'cerrada', 'Si realizara una maestría usted estaría dispuesto a pagar');" calcext:value-type="string">
            <text:p>INSERT INTO g_encuesta.preguntas(id_pregunta, id_encuesta, tipo_pregunta, descripcion) VALUES (246, 13, 'cerrada', 'Si realizara una maestría usted estaría dispuesto a pagar');</text:p>
          </table:table-cell>
          <table:table-cell table:style-name="ce22" table:formula="of:=CONCATENATE(&quot;INSERT INTO g_encuesta.opciones(opcion, ponderacion, id_encuesta, id_pregunta) VALUES ('&quot;;[.C75];&quot;', &quot;;[.D75];&quot;, &quot;;[.E75];&quot;, &quot;;[.A75];&quot;);&quot;)" office:value-type="string" office:string-value="INSERT INTO g_encuesta.opciones(opcion, ponderacion, id_encuesta, id_pregunta) VALUES ('Entre 7 001 y 8 000 US$', 1, 13, 246);" calcext:value-type="string">
            <text:p>INSERT INTO g_encuesta.opciones(opcion, ponderacion, id_encuesta, id_pregunta) VALUES ('Entre 7 001 y 8 000 US$', 1, 13, 246);</text:p>
          </table:table-cell>
          <table:table-cell table:number-columns-repeated="1017"/>
        </table:table-row>
        <table:table-row table:style-name="ro4">
          <table:table-cell office:value-type="float" office:value="246" calcext:value-type="float">
            <text:p>246</text:p>
          </table:table-cell>
          <table:table-cell/>
          <table:table-cell table:style-name="ce20" office:value-type="string" calcext:value-type="string">
            <text:p>Entre 8 001 y 9 000 US$</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76];&quot;', &quot;;[.D76];&quot;, &quot;;[.E76];&quot;, &quot;;[.A76];&quot;);&quot;)" office:value-type="string" office:string-value="INSERT INTO g_encuesta.opciones(opcion, ponderacion, id_encuesta, id_pregunta) VALUES ('Entre 8 001 y 9 000 US$', 1, 13, 246);" calcext:value-type="string">
            <text:p>INSERT INTO g_encuesta.opciones(opcion, ponderacion, id_encuesta, id_pregunta) VALUES ('Entre 8 001 y 9 000 US$', 1, 13, 246);</text:p>
          </table:table-cell>
          <table:table-cell table:number-columns-repeated="1017"/>
        </table:table-row>
        <table:table-row table:style-name="ro4">
          <table:table-cell office:value-type="float" office:value="246" calcext:value-type="float">
            <text:p>246</text:p>
          </table:table-cell>
          <table:table-cell/>
          <table:table-cell table:style-name="ce20" office:value-type="string" calcext:value-type="string">
            <text:p>Entre 9 001 y 10 000 US$</text:p>
          </table:table-cell>
          <table:table-cell office:value-type="float" office:value="1" calcext:value-type="float">
            <text:p>1</text:p>
          </table:table-cell>
          <table:table-cell table:style-name="ce21" office:value-type="float" office:value="13" calcext:value-type="float">
            <text:p>13</text:p>
          </table:table-cell>
          <table:table-cell table:style-name="ce12"/>
          <table:table-cell table:style-name="ce22" table:formula="of:=CONCATENATE(&quot;INSERT INTO g_encuesta.opciones(opcion, ponderacion, id_encuesta, id_pregunta) VALUES ('&quot;;[.C77];&quot;', &quot;;[.D77];&quot;, &quot;;[.E77];&quot;, &quot;;[.A77];&quot;);&quot;)" office:value-type="string" office:string-value="INSERT INTO g_encuesta.opciones(opcion, ponderacion, id_encuesta, id_pregunta) VALUES ('Entre 9 001 y 10 000 US$', 1, 13, 246);" calcext:value-type="string">
            <text:p>INSERT INTO g_encuesta.opciones(opcion, ponderacion, id_encuesta, id_pregunta) VALUES ('Entre 9 001 y 10 000 US$', 1, 13, 246);</text:p>
          </table:table-cell>
          <table:table-cell table:number-columns-repeated="1017"/>
        </table:table-row>
        <table:table-row table:style-name="ro5">
          <table:table-cell table:style-name="ce14" office:value-type="float" office:value="247" calcext:value-type="float">
            <text:p>247</text:p>
          </table:table-cell>
          <table:table-cell table:style-name="ce16" office:value-type="string" calcext:value-type="string">
            <text:p>Señale en las siguientes opciones el que puede ser el principal atractivo de un programa académico como el propuesto</text:p>
          </table:table-cell>
          <table:table-cell table:style-name="ce19" office:value-type="string" calcext:value-type="string">
            <text:p>Precio</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formula="of:=CONCATENATE(&quot;INSERT INTO g_encuesta.preguntas(id_pregunta, id_encuesta, tipo_pregunta, descripcion) VALUES (&quot;;[.A78];&quot;, &quot;;[.E78];&quot;, 'cerrada', '&quot;;[.B78];&quot;');&quot;)" office:value-type="string" office:string-value="INSERT INTO g_encuesta.preguntas(id_pregunta, id_encuesta, tipo_pregunta, descripcion) VALUES (247, 13, 'cerrada', 'Señale en las siguientes opciones el que puede ser el principal atractivo de un programa académico como el propuesto');" calcext:value-type="string">
            <text:p>INSERT INTO g_encuesta.preguntas(id_pregunta, id_encuesta, tipo_pregunta, descripcion) VALUES (247, 13, 'cerrada', 'Señale en las siguientes opciones el que puede ser el principal atractivo de un programa académico como el propuesto');</text:p>
          </table:table-cell>
          <table:table-cell table:style-name="ce22" table:formula="of:=CONCATENATE(&quot;INSERT INTO g_encuesta.opciones(opcion, ponderacion, id_encuesta, id_pregunta) VALUES ('&quot;;[.C78];&quot;', &quot;;[.D78];&quot;, &quot;;[.E78];&quot;, &quot;;[.A78];&quot;);&quot;)" office:value-type="string" office:string-value="INSERT INTO g_encuesta.opciones(opcion, ponderacion, id_encuesta, id_pregunta) VALUES ('Precio', 1, 13, 247);" calcext:value-type="string">
            <text:p>INSERT INTO g_encuesta.opciones(opcion, ponderacion, id_encuesta, id_pregunta) VALUES ('Precio', 1, 13, 247);</text:p>
          </table:table-cell>
          <table:table-cell table:style-name="ce21" table:number-columns-repeated="250"/>
          <table:table-cell table:style-name="ce23" table:number-columns-repeated="767"/>
        </table:table-row>
        <table:table-row table:style-name="ro4">
          <table:table-cell table:style-name="ce14" office:value-type="float" office:value="247" calcext:value-type="float">
            <text:p>247</text:p>
          </table:table-cell>
          <table:table-cell table:style-name="ce16"/>
          <table:table-cell table:style-name="ce19" office:value-type="string" calcext:value-type="string">
            <text:p>Calidad de los docentes</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79];&quot;', &quot;;[.D79];&quot;, &quot;;[.E79];&quot;, &quot;;[.A79];&quot;);&quot;)" office:value-type="string" office:string-value="INSERT INTO g_encuesta.opciones(opcion, ponderacion, id_encuesta, id_pregunta) VALUES ('Calidad de los docentes', 1, 13, 247);" calcext:value-type="string">
            <text:p>INSERT INTO g_encuesta.opciones(opcion, ponderacion, id_encuesta, id_pregunta) VALUES ('Calidad de los docentes', 1, 13, 247);</text:p>
          </table:table-cell>
          <table:table-cell table:style-name="ce21" table:number-columns-repeated="250"/>
          <table:table-cell table:style-name="ce23" table:number-columns-repeated="767"/>
        </table:table-row>
        <table:table-row table:style-name="ro4">
          <table:table-cell table:style-name="ce14" office:value-type="float" office:value="247" calcext:value-type="float">
            <text:p>247</text:p>
          </table:table-cell>
          <table:table-cell table:style-name="ce16"/>
          <table:table-cell table:style-name="ce19" office:value-type="string" calcext:value-type="string">
            <text:p>Innovación de la oferta</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80];&quot;', &quot;;[.D80];&quot;, &quot;;[.E80];&quot;, &quot;;[.A80];&quot;);&quot;)" office:value-type="string" office:string-value="INSERT INTO g_encuesta.opciones(opcion, ponderacion, id_encuesta, id_pregunta) VALUES ('Innovación de la oferta', 1, 13, 247);" calcext:value-type="string">
            <text:p>INSERT INTO g_encuesta.opciones(opcion, ponderacion, id_encuesta, id_pregunta) VALUES ('Innovación de la oferta', 1, 13, 247);</text:p>
          </table:table-cell>
          <table:table-cell table:style-name="ce21" table:number-columns-repeated="250"/>
          <table:table-cell table:style-name="ce23" table:number-columns-repeated="767"/>
        </table:table-row>
        <table:table-row table:style-name="ro4">
          <table:table-cell table:style-name="ce14" office:value-type="float" office:value="247" calcext:value-type="float">
            <text:p>247</text:p>
          </table:table-cell>
          <table:table-cell table:style-name="ce16"/>
          <table:table-cell table:style-name="ce19" office:value-type="string" calcext:value-type="string">
            <text:p>Alianzas estratégicas</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81];&quot;', &quot;;[.D81];&quot;, &quot;;[.E81];&quot;, &quot;;[.A81];&quot;);&quot;)" office:value-type="string" office:string-value="INSERT INTO g_encuesta.opciones(opcion, ponderacion, id_encuesta, id_pregunta) VALUES ('Alianzas estratégicas', 1, 13, 247);" calcext:value-type="string">
            <text:p>INSERT INTO g_encuesta.opciones(opcion, ponderacion, id_encuesta, id_pregunta) VALUES ('Alianzas estratégicas', 1, 13, 247);</text:p>
          </table:table-cell>
          <table:table-cell table:style-name="ce21" table:number-columns-repeated="250"/>
          <table:table-cell table:style-name="ce23" table:number-columns-repeated="767"/>
        </table:table-row>
        <table:table-row table:style-name="ro4">
          <table:table-cell table:style-name="ce14" office:value-type="float" office:value="247" calcext:value-type="float">
            <text:p>247</text:p>
          </table:table-cell>
          <table:table-cell table:style-name="ce16"/>
          <table:table-cell table:style-name="ce19" office:value-type="string" calcext:value-type="string">
            <text:p>Investigación</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82];&quot;', &quot;;[.D82];&quot;, &quot;;[.E82];&quot;, &quot;;[.A82];&quot;);&quot;)" office:value-type="string" office:string-value="INSERT INTO g_encuesta.opciones(opcion, ponderacion, id_encuesta, id_pregunta) VALUES ('Investigación', 1, 13, 247);" calcext:value-type="string">
            <text:p>INSERT INTO g_encuesta.opciones(opcion, ponderacion, id_encuesta, id_pregunta) VALUES ('Investigación', 1, 13, 247);</text:p>
          </table:table-cell>
          <table:table-cell table:style-name="ce21" table:number-columns-repeated="250"/>
          <table:table-cell table:style-name="ce23" table:number-columns-repeated="767"/>
        </table:table-row>
        <table:table-row table:style-name="ro4">
          <table:table-cell table:style-name="ce14" office:value-type="float" office:value="247" calcext:value-type="float">
            <text:p>247</text:p>
          </table:table-cell>
          <table:table-cell table:style-name="ce16"/>
          <table:table-cell table:style-name="ce19" office:value-type="string" calcext:value-type="string">
            <text:p>Metodología</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83];&quot;', &quot;;[.D83];&quot;, &quot;;[.E83];&quot;, &quot;;[.A83];&quot;);&quot;)" office:value-type="string" office:string-value="INSERT INTO g_encuesta.opciones(opcion, ponderacion, id_encuesta, id_pregunta) VALUES ('Metodología', 1, 13, 247);" calcext:value-type="string">
            <text:p>INSERT INTO g_encuesta.opciones(opcion, ponderacion, id_encuesta, id_pregunta) VALUES ('Metodología', 1, 13, 247);</text:p>
          </table:table-cell>
          <table:table-cell table:style-name="ce21" table:number-columns-repeated="250"/>
          <table:table-cell table:style-name="ce23" table:number-columns-repeated="767"/>
        </table:table-row>
        <table:table-row table:style-name="ro4">
          <table:table-cell table:style-name="ce14" office:value-type="float" office:value="247" calcext:value-type="float">
            <text:p>247</text:p>
          </table:table-cell>
          <table:table-cell table:style-name="ce16"/>
          <table:table-cell table:style-name="ce19" office:value-type="string" calcext:value-type="string">
            <text:p>Denominación del Programa</text:p>
          </table:table-cell>
          <table:table-cell table:style-name="ce21" office:value-type="float" office:value="1" calcext:value-type="float">
            <text:p>1</text:p>
          </table:table-cell>
          <table:table-cell table:style-name="ce21" office:value-type="float" office:value="13" calcext:value-type="float">
            <text:p>13</text:p>
          </table:table-cell>
          <table:table-cell table:style-name="ce22"/>
          <table:table-cell table:style-name="ce22" table:formula="of:=CONCATENATE(&quot;INSERT INTO g_encuesta.opciones(opcion, ponderacion, id_encuesta, id_pregunta) VALUES ('&quot;;[.C84];&quot;', &quot;;[.D84];&quot;, &quot;;[.E84];&quot;, &quot;;[.A84];&quot;);&quot;)" office:value-type="string" office:string-value="INSERT INTO g_encuesta.opciones(opcion, ponderacion, id_encuesta, id_pregunta) VALUES ('Denominación del Programa', 1, 13, 247);" calcext:value-type="string">
            <text:p>INSERT INTO g_encuesta.opciones(opcion, ponderacion, id_encuesta, id_pregunta) VALUES ('Denominación del Programa', 1, 13, 247);</text:p>
          </table:table-cell>
          <table:table-cell table:style-name="ce21" table:number-columns-repeated="250"/>
          <table:table-cell table:style-name="ce23" table:number-columns-repeated="767"/>
        </table:table-row>
        <table:table-row table:style-name="ro1" table:number-rows-repeated="1048490">
          <table:table-cell table:number-columns-repeated="1024"/>
        </table:table-row>
        <table:table-row table:style-name="ro9">
          <table:table-cell table:number-columns-repeated="1024"/>
        </table:table-row>
        <table:table-row table:style-name="ro9">
          <table:table-cell table:number-columns-repeated="1024"/>
        </table:table-row>
        <table:named-expressions>
          <table:named-range table:name="_GoBack" table:base-cell-address="$encuesta.$A$1" table:cell-range-address="$'preguntas y respuestas'.$C$99"/>
        </table:named-expressions>
      </table:table>
      <table:table table:name="Usuarios" table:style-name="ta3">
        <table:table-column table:style-name="co4" table:number-columns-repeated="3" table:default-cell-style-name="ce3"/>
        <table:table-column table:style-name="co10" table:default-cell-style-name="ce3"/>
        <table:table-column table:style-name="co4" table:number-columns-repeated="253" table:default-cell-style-name="ce3"/>
        <table:table-column table:style-name="co4" table:number-columns-repeated="767" table:default-cell-style-name="Default"/>
        <table:table-row table:style-name="ro1">
          <table:table-cell table:style-name="ce1" office:value-type="string" calcext:value-type="string">
            <text:p>Cédula</text:p>
          </table:table-cell>
          <table:table-cell table:style-name="ce1" office:value-type="string" calcext:value-type="string">
            <text:p>Nombres</text:p>
          </table:table-cell>
          <table:table-cell table:style-name="ce1" office:value-type="string" calcext:value-type="string">
            <text:p>Apellidos</text:p>
          </table:table-cell>
          <table:table-cell table:style-name="ce1" office:value-type="string" calcext:value-type="string">
            <text:p>Tipo (Interno/Externo)</text:p>
          </table:table-cell>
          <table:table-cell table:style-name="ce1" table:number-columns-repeated="1020"/>
        </table:table-row>
        <table:table-row table:style-name="ro1">
          <table:table-cell table:number-columns-repeated="3"/>
          <table:table-cell office:value-type="string" calcext:value-type="string">
            <text:p>TODO PERSONAL DE SANIDAD VEGETAL A NIVEL NACIONAL</text:p>
          </table:table-cell>
          <table:table-cell table:number-columns-repeated="1020"/>
        </table:table-row>
        <table:table-row table:style-name="ro1" table:number-rows-repeated="1048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C"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s" number:country="EC">$</number:currency-symbol>
      <number:number number:decimal-places="2" number:min-integer-digits="1" number:grouping="true"/>
    </number:currency-style>
    <number:currency-style style:name="N107">
      <style:text-properties fo:color="#ff0000"/>
      <number:currency-symbol number:language="es" number:country="EC">$</number:currency-symbol>
      <number:text>-</number:text>
      <number:number number:decimal-places="2" number:min-integer-digits="1" number:grouping="true"/>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loext:fill-character> </loext:fill-character>
      <number:number number:decimal-places="0" number:min-integer-digits="1" number:grouping="true"/>
      <number:text>    </number:text>
    </number:number-style>
    <number:number-style style:name="N121P1" style:volatile="true">
      <number:text>-</number:text>
      <loext:fill-character> </loext:fill-character>
      <number:number number:decimal-places="0" number:min-integer-digits="1" number:grouping="true"/>
      <number:text>    </number:text>
    </number:number-style>
    <number:number-style style:name="N121P2" style:volatile="true">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fill-character> </loext:fill-character>
      <number:number number:decimal-places="0" number:min-integer-digits="1" number:grouping="true"/>
      <number:text> € </number:text>
    </number:number-style>
    <number:number-style style:name="N125P1" style:volatile="true">
      <number:text>-</number:text>
      <loext:fill-character> </loext:fill-character>
      <number:number number:decimal-places="0" number:min-integer-digits="1" number:grouping="true"/>
      <number:text> € </number:text>
    </number:number-style>
    <number:number-style style:name="N125P2" style:volatile="true">
      <loext:fill-character> </loext:fill-character>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fill-character> </loext:fill-character>
      <number:number number:decimal-places="2" number:min-integer-digits="1" number:grouping="true"/>
      <number:text>    </number:text>
    </number:number-style>
    <number:number-style style:name="N129P1" style:volatile="true">
      <number:text>-</number:text>
      <loext:fill-character> </loext:fill-character>
      <number:number number:decimal-places="2" number:min-integer-digits="1" number:grouping="true"/>
      <number:text>    </number:text>
    </number:number-style>
    <number:number-style style:name="N129P2" style:volatile="true">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 </number:text>
    </number:number-style>
    <number:number-style style:name="N133P1" style:volatile="true">
      <number:text>-</number:text>
      <loext:fill-character> </loext:fill-character>
      <number:number number:decimal-places="2" number:min-integer-digits="1" number:grouping="true"/>
      <number:text> € </number:text>
    </number:number-style>
    <number:number-style style:name="N133P2" style:volatile="true">
      <loext:fill-character> </loext:fill-character>
      <number:text>-</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number-style style:name="N136">
      <number:scientific-number number:decimal-places="1" number:min-integer-digits="3" number:min-exponent-digits="1"/>
    </number:number-style>
    <number:number-style style:name="N138P0" style:volatile="true">
      <number:text>$ </number:text>
      <number:number number:decimal-places="0" number:min-integer-digits="1" number:grouping="true"/>
      <number:text> </number:text>
    </number:number-style>
    <number:number-style style:name="N138">
      <number:text>($ </number:text>
      <number:number number:decimal-places="0" number:min-integer-digits="1" number:grouping="true"/>
      <number:text>)</number:text>
      <style:map style:condition="value()&gt;=0" style:apply-style-name="N138P0"/>
    </number:number-style>
    <number:number-style style:name="N139P0" style:volatile="true">
      <number:text>$ </number:text>
      <number:number number:decimal-places="0" number:min-integer-digits="1" number:grouping="true"/>
      <number:text> </number:text>
    </number:number-style>
    <number:number-style style:name="N139">
      <style:text-properties fo:color="#ff0000"/>
      <number:text>($ </number:text>
      <number:number number:decimal-places="0" number:min-integer-digits="1" number:grouping="true"/>
      <number:text>)</number:text>
      <style:map style:condition="value()&gt;=0" style:apply-style-name="N139P0"/>
    </number:number-style>
    <number:number-style style:name="N141P0" style:volatile="true">
      <number:text>$ </number:text>
      <number:number number:decimal-places="2" number:min-integer-digits="1" number:grouping="true"/>
      <number:text> </number:text>
    </number:number-style>
    <number:number-style style:name="N141">
      <number:text>($ </number:text>
      <number:number number:decimal-places="2"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text> </number:text>
    </number:number-style>
    <number:number-style style:name="N142">
      <style:text-properties fo:color="#ff0000"/>
      <number:text>($ </number:text>
      <number:number number:decimal-places="2" number:min-integer-digits="1" number:grouping="true"/>
      <number:text>)</number:text>
      <style:map style:condition="value()&gt;=0" style:apply-style-name="N142P0"/>
    </number:number-style>
    <number:number-style style:name="N146P0" style:volatile="true">
      <number:text> $ </number:text>
      <loext:fill-character> </loext:fill-character>
      <number:number number:decimal-places="0" number:min-integer-digits="1" number:grouping="true"/>
      <number:text> </number:text>
    </number:number-style>
    <number:number-style style:name="N146P1" style:volatile="true">
      <number:text> $ </number:text>
      <loext:fill-character> </loext:fill-character>
      <number:text>(</number:text>
      <number:number number:decimal-places="0" number:min-integer-digits="1" number:grouping="true"/>
      <number:text>)</number:text>
    </number:number-style>
    <number:number-style style:name="N146P2" style:volatile="true">
      <number:text> $ </number:text>
      <loext:fill-character> </loext: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fill-character> </loext:fill-character>
      <number:number number:decimal-places="0" number:min-integer-digits="1" number:grouping="true"/>
      <number:text> </number:text>
    </number:number-style>
    <number:number-style style:name="N150P1" style:volatile="true">
      <loext:fill-character> </loext:fill-character>
      <number:text>(</number:text>
      <number:number number:decimal-places="0" number:min-integer-digits="1" number:grouping="true"/>
      <number:text>)</number:text>
    </number:number-style>
    <number:number-style style:name="N150P2" style:volatile="true">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 </number:text>
      <loext:fill-character> </loext:fill-character>
      <number:number number:decimal-places="2" number:min-integer-digits="1" number:grouping="true"/>
      <number:text> </number:text>
    </number:number-style>
    <number:number-style style:name="N154P1" style:volatile="true">
      <number:text> $ </number:text>
      <loext:fill-character> </loext:fill-character>
      <number:text>(</number:text>
      <number:number number:decimal-places="2" number:min-integer-digits="1" number:grouping="true"/>
      <number:text>)</number:text>
    </number:number-style>
    <number:number-style style:name="N154P2" style:volatile="true">
      <number:text> $ </number:text>
      <loext:fill-character> </loext:fill-character>
      <number:text>-</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fill-character> </loext:fill-character>
      <number:number number:decimal-places="2" number:min-integer-digits="1" number:grouping="true"/>
      <number:text> </number:text>
    </number:number-style>
    <number:number-style style:name="N158P1" style:volatile="true">
      <loext:fill-character> </loext:fill-character>
      <number:text>(</number:text>
      <number:number number:decimal-places="2" number:min-integer-digits="1" number:grouping="true"/>
      <number:text>)</number:text>
    </number:number-style>
    <number:number-style style:name="N158P2" style:volatile="true">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Sí</number:text>
    </number:number-style>
    <number:number-style style:name="N160P1" style:volatile="true">
      <number:text>Sí</number:text>
    </number:number-style>
    <number:number-style style:name="N160">
      <number:text>No</number:text>
      <style:map style:condition="value()&gt;0" style:apply-style-name="N160P0"/>
      <style:map style:condition="value()&lt;0" style:apply-style-name="N160P1"/>
    </number:number-style>
    <number:number-style style:name="N162P0" style:volatile="true">
      <number:text>Verdadero</number:text>
    </number:number-style>
    <number:number-style style:name="N162P1" style:volatile="true">
      <number:text>Verdadero</number:text>
    </number:number-style>
    <number:number-style style:name="N162">
      <number:text>Falso</number:text>
      <style:map style:condition="value()&gt;0" style:apply-style-name="N162P0"/>
      <style:map style:condition="value()&lt;0" style:apply-style-name="N162P1"/>
    </number:number-style>
    <number:number-style style:name="N164P0" style:volatile="true">
      <number:text>Activado</number:text>
    </number:number-style>
    <number:number-style style:name="N164P1" style:volatile="true">
      <number:text>Activado</number:text>
    </number:number-style>
    <number:number-style style:name="N164">
      <number:text>Desactivado</number:text>
      <style:map style:condition="value()&gt;0" style:apply-style-name="N164P0"/>
      <style:map style:condition="value()&lt;0" style:apply-style-name="N164P1"/>
    </number:number-style>
    <number:currency-style style:name="N166P0" style:volatile="true">
      <number:currency-symbol number:language="es" number:country="EC">€</number:currency-symbol>
      <number:text> </number:text>
      <number:number number:decimal-places="2" number:min-integer-digits="1" number:grouping="true"/>
      <number:text> </number:text>
    </number:currency-style>
    <number:currency-style style:name="N166">
      <style:text-properties fo:color="#ff0000"/>
      <number:text>(</number:text>
      <number:currency-symbol number:language="es" number:country="EC">€</number:currency-symbol>
      <number:text> </number:text>
      <number:number number:decimal-places="2" number:min-integer-digits="1" number:grouping="true"/>
      <number:text>)</number:text>
      <style:map style:condition="value()&gt;=0" style:apply-style-name="N166P0"/>
    </number:currency-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5">00/00/0000</text:date>, <text:time style:data-style-name="N2" text:time-value="08:50:34.509517592">00:00:00</text:time></text:p>
        </style:region-right>
      </style:header>
      <style:header-left style:display="false"/>
      <style:footer>
        <text:p>Página <text:page-number>1</text:page-number> / <text:page-count>99</text:page-count></text:p>
      </style:footer>
      <style:footer-left style:display="false"/>
    </style:master-page>
    <style:master-page style:name="PageStyle_5f_encuesta" style:display-name="PageStyle_encuesta"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PageStyle_5f_preguntas_20_y_20_respuestas" style:display-name="PageStyle_preguntas y respuesta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PageStyle_5f_Usuarios" style:display-name="PageStyle_Usuario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ho.Calvas</meta:initial-creator>
    <meta:creation-date>2015-09-01T11:53:35</meta:creation-date>
    <dc:date>2015-10-15T08:51:26.560277476</dc:date>
    <meta:generator>LibreOffice/4.2.8.2$Linux_X86_64 LibreOffice_project/420m0$Build-2</meta:generator>
    <meta:editing-duration>PT3M22S</meta:editing-duration>
    <meta:editing-cycles>5</meta:editing-cycles>
    <meta:document-statistic meta:table-count="3" meta:cell-count="474" meta:object-count="0"/>
  </office:meta>
</office:document-meta>
</file>